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838c" officeooo:paragraph-rsid="000d838c"/>
    </style:style>
    <style:style style:name="P2" style:family="paragraph" style:parent-style-name="Standard">
      <style:text-properties officeooo:rsid="000fe766" officeooo:paragraph-rsid="000d838c"/>
    </style:style>
    <style:style style:name="P3" style:family="paragraph" style:parent-style-name="Standard">
      <style:text-properties officeooo:rsid="000fe766" officeooo:paragraph-rsid="000fe766"/>
    </style:style>
    <style:style style:name="P4" style:family="paragraph" style:parent-style-name="Standard">
      <style:text-properties officeooo:rsid="001288e6" officeooo:paragraph-rsid="001288e6"/>
    </style:style>
    <style:style style:name="P5" style:family="paragraph" style:parent-style-name="Standard">
      <style:text-properties officeooo:rsid="00187a26" officeooo:paragraph-rsid="00187a26"/>
    </style:style>
    <style:style style:name="P6" style:family="paragraph" style:parent-style-name="Standard">
      <style:text-properties officeooo:rsid="00201ae7" officeooo:paragraph-rsid="00201ae7"/>
    </style:style>
    <style:style style:name="P7" style:family="paragraph" style:parent-style-name="Standard">
      <style:text-properties officeooo:rsid="00201ae7" officeooo:paragraph-rsid="00255fe0"/>
    </style:style>
    <style:style style:name="P8" style:family="paragraph" style:parent-style-name="Standard">
      <style:text-properties fo:font-size="15pt" officeooo:rsid="00201ae7" officeooo:paragraph-rsid="00201ae7" style:font-size-asian="15pt" style:font-size-complex="15pt"/>
    </style:style>
    <style:style style:name="P9" style:family="paragraph" style:parent-style-name="Standard">
      <style:text-properties fo:font-size="15pt" officeooo:rsid="00201ae7" officeooo:paragraph-rsid="0031080b" style:font-size-asian="15pt" style:font-size-complex="15pt"/>
    </style:style>
    <style:style style:name="P10" style:family="paragraph" style:parent-style-name="Standard">
      <style:text-properties fo:font-size="15pt" officeooo:rsid="004f1536" officeooo:paragraph-rsid="004f1536" style:font-size-asian="15pt" style:font-size-complex="15pt"/>
    </style:style>
    <style:style style:name="P11" style:family="paragraph" style:parent-style-name="Standard">
      <style:text-properties fo:font-size="15pt" officeooo:rsid="010589d2" officeooo:paragraph-rsid="010589d2" style:font-size-asian="15pt" style:font-size-complex="15pt"/>
    </style:style>
    <style:style style:name="P12" style:family="paragraph" style:parent-style-name="Standard">
      <style:text-properties officeooo:rsid="0021fcb2" officeooo:paragraph-rsid="0021fcb2"/>
    </style:style>
    <style:style style:name="P13" style:family="paragraph" style:parent-style-name="Standard">
      <style:text-properties officeooo:rsid="0023e6f8" officeooo:paragraph-rsid="0023e6f8"/>
    </style:style>
    <style:style style:name="P14" style:family="paragraph" style:parent-style-name="Standard">
      <style:text-properties officeooo:rsid="00287ce4" officeooo:paragraph-rsid="00287ce4"/>
    </style:style>
    <style:style style:name="P15" style:family="paragraph" style:parent-style-name="Standard">
      <style:text-properties officeooo:rsid="00299b15" officeooo:paragraph-rsid="00299b15"/>
    </style:style>
    <style:style style:name="P16" style:family="paragraph" style:parent-style-name="Standard">
      <style:text-properties officeooo:rsid="00299b15" officeooo:paragraph-rsid="002e32e0"/>
    </style:style>
    <style:style style:name="P17" style:family="paragraph" style:parent-style-name="Standard">
      <style:text-properties officeooo:rsid="0031080b" officeooo:paragraph-rsid="0031080b"/>
    </style:style>
    <style:style style:name="P18" style:family="paragraph" style:parent-style-name="Standard">
      <style:text-properties officeooo:rsid="0033ea96" officeooo:paragraph-rsid="0033ea96"/>
    </style:style>
    <style:style style:name="P19" style:family="paragraph" style:parent-style-name="Standard">
      <style:text-properties fo:font-size="16pt" officeooo:rsid="002f50ee" officeooo:paragraph-rsid="002f50ee" style:font-size-asian="16pt" style:font-size-complex="16pt"/>
    </style:style>
    <style:style style:name="P20" style:family="paragraph" style:parent-style-name="Standard">
      <style:text-properties officeooo:rsid="003e0740" officeooo:paragraph-rsid="003e0740"/>
    </style:style>
    <style:style style:name="P21" style:family="paragraph" style:parent-style-name="Standard">
      <style:text-properties officeooo:rsid="003f57dc" officeooo:paragraph-rsid="003f57dc"/>
    </style:style>
    <style:style style:name="P22" style:family="paragraph" style:parent-style-name="Standard">
      <style:text-properties officeooo:rsid="00407786" officeooo:paragraph-rsid="00407786"/>
    </style:style>
    <style:style style:name="P23" style:family="paragraph" style:parent-style-name="Standard">
      <style:text-properties officeooo:rsid="00448317" officeooo:paragraph-rsid="00448317"/>
    </style:style>
    <style:style style:name="P24" style:family="paragraph" style:parent-style-name="Standard">
      <style:text-properties officeooo:rsid="00476e80" officeooo:paragraph-rsid="00476e80"/>
    </style:style>
    <style:style style:name="P25" style:family="paragraph" style:parent-style-name="Standard">
      <style:text-properties officeooo:rsid="00493d88" officeooo:paragraph-rsid="00493d88"/>
    </style:style>
    <style:style style:name="P26" style:family="paragraph" style:parent-style-name="Standard">
      <style:text-properties officeooo:rsid="004f1536" officeooo:paragraph-rsid="004f1536"/>
    </style:style>
    <style:style style:name="P27" style:family="paragraph" style:parent-style-name="Standard">
      <style:text-properties officeooo:rsid="004f1536" officeooo:paragraph-rsid="005a12de"/>
    </style:style>
    <style:style style:name="P28" style:family="paragraph" style:parent-style-name="Standard">
      <style:text-properties officeooo:rsid="0051b215" officeooo:paragraph-rsid="0051b215"/>
    </style:style>
    <style:style style:name="P29" style:family="paragraph" style:parent-style-name="Standard">
      <style:text-properties officeooo:rsid="005402a6" officeooo:paragraph-rsid="005402a6"/>
    </style:style>
    <style:style style:name="P30" style:family="paragraph" style:parent-style-name="Standard">
      <style:text-properties officeooo:rsid="0059dbf7" officeooo:paragraph-rsid="0059dbf7"/>
    </style:style>
    <style:style style:name="P31" style:family="paragraph" style:parent-style-name="Standard">
      <style:text-properties officeooo:rsid="005d7881" officeooo:paragraph-rsid="005d7881"/>
    </style:style>
    <style:style style:name="P32" style:family="paragraph" style:parent-style-name="Standard">
      <style:text-properties officeooo:rsid="00605219" officeooo:paragraph-rsid="00605219"/>
    </style:style>
    <style:style style:name="P33" style:family="paragraph" style:parent-style-name="Standard">
      <style:text-properties officeooo:rsid="0066f9cd" officeooo:paragraph-rsid="0066f9cd"/>
    </style:style>
    <style:style style:name="P34" style:family="paragraph" style:parent-style-name="Standard">
      <style:text-properties officeooo:rsid="00684891" officeooo:paragraph-rsid="00684891"/>
    </style:style>
    <style:style style:name="P35" style:family="paragraph" style:parent-style-name="Standard">
      <style:text-properties officeooo:rsid="0069b8b7" officeooo:paragraph-rsid="0069b8b7"/>
    </style:style>
    <style:style style:name="P36" style:family="paragraph" style:parent-style-name="Standard">
      <style:text-properties fo:color="#cc0000" officeooo:rsid="00605219" officeooo:paragraph-rsid="00605219"/>
    </style:style>
    <style:style style:name="P37" style:family="paragraph" style:parent-style-name="Standard">
      <style:text-properties officeooo:rsid="00707930" officeooo:paragraph-rsid="00707930"/>
    </style:style>
    <style:style style:name="P38" style:family="paragraph" style:parent-style-name="Standard">
      <style:text-properties officeooo:rsid="0071cd29" officeooo:paragraph-rsid="0071cd29"/>
    </style:style>
    <style:style style:name="P39" style:family="paragraph" style:parent-style-name="Standard">
      <style:text-properties fo:font-weight="bold" officeooo:rsid="0071cd29" officeooo:paragraph-rsid="0071cd29" style:font-weight-asian="bold" style:font-weight-complex="bold"/>
    </style:style>
    <style:style style:name="P40" style:family="paragraph" style:parent-style-name="Standard">
      <style:text-properties fo:font-weight="bold" officeooo:rsid="008083a8" officeooo:paragraph-rsid="008083a8" style:font-weight-asian="bold" style:font-weight-complex="bold"/>
    </style:style>
    <style:style style:name="P41" style:family="paragraph" style:parent-style-name="Standard">
      <style:text-properties fo:font-weight="bold" officeooo:rsid="00911e08" officeooo:paragraph-rsid="00911e08" style:font-weight-asian="bold" style:font-weight-complex="bold"/>
    </style:style>
    <style:style style:name="P42" style:family="paragraph" style:parent-style-name="Standard">
      <style:text-properties fo:font-weight="bold" officeooo:rsid="00945142" officeooo:paragraph-rsid="00945142" style:font-weight-asian="bold" style:font-weight-complex="bold"/>
    </style:style>
    <style:style style:name="P43" style:family="paragraph" style:parent-style-name="Standard">
      <style:text-properties fo:font-weight="bold" officeooo:rsid="00a0d626" officeooo:paragraph-rsid="00a0d626" style:font-weight-asian="bold" style:font-weight-complex="bold"/>
    </style:style>
    <style:style style:name="P44" style:family="paragraph" style:parent-style-name="Standard">
      <style:text-properties fo:font-weight="bold" officeooo:rsid="00ac940d" officeooo:paragraph-rsid="00ac940d" style:font-weight-asian="bold" style:font-weight-complex="bold"/>
    </style:style>
    <style:style style:name="P45" style:family="paragraph" style:parent-style-name="Standard">
      <style:text-properties fo:font-weight="bold" officeooo:rsid="00e44851" officeooo:paragraph-rsid="00e44851" style:font-weight-asian="bold" style:font-weight-complex="bold"/>
    </style:style>
    <style:style style:name="P46" style:family="paragraph" style:parent-style-name="Standard">
      <style:text-properties fo:font-weight="bold" officeooo:rsid="00ec836d" officeooo:paragraph-rsid="00ec836d" style:font-weight-asian="bold" style:font-weight-complex="bold"/>
    </style:style>
    <style:style style:name="P47" style:family="paragraph" style:parent-style-name="Standard">
      <style:text-properties fo:font-weight="bold" officeooo:rsid="00c9d09a" officeooo:paragraph-rsid="00ccc6b9" style:font-weight-asian="bold" style:font-weight-complex="bold"/>
    </style:style>
    <style:style style:name="P48" style:family="paragraph" style:parent-style-name="Standard">
      <style:text-properties fo:font-weight="bold" officeooo:rsid="00ccc6b9" officeooo:paragraph-rsid="00ccc6b9" style:font-weight-asian="bold" style:font-weight-complex="bold"/>
    </style:style>
    <style:style style:name="P49" style:family="paragraph" style:parent-style-name="Standard">
      <style:text-properties fo:font-weight="bold" officeooo:rsid="010589d2" officeooo:paragraph-rsid="010589d2" style:font-weight-asian="bold" style:font-weight-complex="bold"/>
    </style:style>
    <style:style style:name="P50" style:family="paragraph" style:parent-style-name="Standard">
      <style:text-properties fo:font-weight="bold" officeooo:rsid="00ea93ed" officeooo:paragraph-rsid="015b3014" style:font-weight-asian="bold" style:font-weight-complex="bold"/>
    </style:style>
    <style:style style:name="P51" style:family="paragraph" style:parent-style-name="Standard">
      <style:text-properties fo:font-weight="bold" officeooo:rsid="015b3014" officeooo:paragraph-rsid="015b3014" style:font-weight-asian="bold" style:font-weight-complex="bold"/>
    </style:style>
    <style:style style:name="P52" style:family="paragraph" style:parent-style-name="Standard">
      <style:text-properties officeooo:rsid="00564fcc" officeooo:paragraph-rsid="00564fcc"/>
    </style:style>
    <style:style style:name="P53" style:family="paragraph" style:parent-style-name="Standard">
      <style:text-properties officeooo:rsid="0073d0bf" officeooo:paragraph-rsid="0073d0bf"/>
    </style:style>
    <style:style style:name="P54" style:family="paragraph" style:parent-style-name="Standard">
      <style:text-properties officeooo:rsid="0076fdb8" officeooo:paragraph-rsid="0076fdb8"/>
    </style:style>
    <style:style style:name="P55" style:family="paragraph" style:parent-style-name="Standard">
      <style:text-properties fo:font-size="14pt" fo:font-weight="bold" officeooo:rsid="003e0740" officeooo:paragraph-rsid="003e0740" style:font-size-asian="14pt" style:font-weight-asian="bold" style:font-size-complex="14pt" style:font-weight-complex="bold"/>
    </style:style>
    <style:style style:name="P56" style:family="paragraph" style:parent-style-name="Standard">
      <style:text-properties officeooo:rsid="008083a8" officeooo:paragraph-rsid="008083a8"/>
    </style:style>
    <style:style style:name="P57" style:family="paragraph" style:parent-style-name="Standard">
      <style:text-properties officeooo:rsid="008083a8" officeooo:paragraph-rsid="0099bbf3"/>
    </style:style>
    <style:style style:name="P58" style:family="paragraph" style:parent-style-name="Standard">
      <style:text-properties officeooo:rsid="008083a8" officeooo:paragraph-rsid="009f7c1b"/>
    </style:style>
    <style:style style:name="P59" style:family="paragraph" style:parent-style-name="Standard">
      <style:text-properties officeooo:rsid="008083a8" officeooo:paragraph-rsid="00a19160"/>
    </style:style>
    <style:style style:name="P60" style:family="paragraph" style:parent-style-name="Standard">
      <style:text-properties officeooo:rsid="00823f16" officeooo:paragraph-rsid="00823f16"/>
    </style:style>
    <style:style style:name="P61" style:family="paragraph" style:parent-style-name="Standard">
      <style:text-properties officeooo:rsid="00833c84" officeooo:paragraph-rsid="00833c84"/>
    </style:style>
    <style:style style:name="P62" style:family="paragraph" style:parent-style-name="Standard">
      <style:text-properties officeooo:rsid="00853f51" officeooo:paragraph-rsid="00853f51"/>
    </style:style>
    <style:style style:name="P63" style:family="paragraph" style:parent-style-name="Standard">
      <style:text-properties officeooo:rsid="00897fed" officeooo:paragraph-rsid="00897fed"/>
    </style:style>
    <style:style style:name="P64" style:family="paragraph" style:parent-style-name="Standard">
      <style:text-properties officeooo:rsid="008bf6b0" officeooo:paragraph-rsid="008bf6b0"/>
    </style:style>
    <style:style style:name="P65" style:family="paragraph" style:parent-style-name="Standard">
      <style:text-properties officeooo:rsid="00911e08" officeooo:paragraph-rsid="00911e08"/>
    </style:style>
    <style:style style:name="P66" style:family="paragraph" style:parent-style-name="Standard">
      <style:text-properties officeooo:rsid="00621390" officeooo:paragraph-rsid="00621390"/>
    </style:style>
    <style:style style:name="P67" style:family="paragraph" style:parent-style-name="Standard">
      <style:text-properties officeooo:rsid="00932010" officeooo:paragraph-rsid="00932010"/>
    </style:style>
    <style:style style:name="P68" style:family="paragraph" style:parent-style-name="Standard">
      <style:text-properties officeooo:rsid="00945142" officeooo:paragraph-rsid="00945142"/>
    </style:style>
    <style:style style:name="P69" style:family="paragraph" style:parent-style-name="Standard">
      <style:text-properties officeooo:rsid="0099bbf3" officeooo:paragraph-rsid="009f7c1b"/>
    </style:style>
    <style:style style:name="P70" style:family="paragraph" style:parent-style-name="Standard">
      <style:text-properties officeooo:rsid="00a0d626" officeooo:paragraph-rsid="00a0d626"/>
    </style:style>
    <style:style style:name="P71" style:family="paragraph" style:parent-style-name="Standard">
      <style:text-properties officeooo:rsid="00a7647d" officeooo:paragraph-rsid="00a7647d"/>
    </style:style>
    <style:style style:name="P72" style:family="paragraph" style:parent-style-name="Standard">
      <style:text-properties officeooo:rsid="00a7647d" officeooo:paragraph-rsid="00aa9b09"/>
    </style:style>
    <style:style style:name="P73" style:family="paragraph" style:parent-style-name="Standard">
      <style:text-properties officeooo:rsid="00ac940d" officeooo:paragraph-rsid="00ac940d"/>
    </style:style>
    <style:style style:name="P74" style:family="paragraph" style:parent-style-name="Standard">
      <style:text-properties officeooo:rsid="002f50ee" officeooo:paragraph-rsid="002f50ee"/>
    </style:style>
    <style:style style:name="P75" style:family="paragraph" style:parent-style-name="Standard">
      <style:text-properties officeooo:rsid="00ad4420" officeooo:paragraph-rsid="00ad4420"/>
    </style:style>
    <style:style style:name="P76" style:family="paragraph" style:parent-style-name="Standard">
      <style:text-properties officeooo:rsid="00af1ec8" officeooo:paragraph-rsid="00af1ec8"/>
    </style:style>
    <style:style style:name="P77" style:family="paragraph" style:parent-style-name="Standard">
      <style:text-properties officeooo:rsid="00b119ce" officeooo:paragraph-rsid="00b119ce"/>
    </style:style>
    <style:style style:name="P78" style:family="paragraph" style:parent-style-name="Standard">
      <style:text-properties officeooo:rsid="00b1f7d4" officeooo:paragraph-rsid="00b1f7d4"/>
    </style:style>
    <style:style style:name="P79" style:family="paragraph" style:parent-style-name="Standard">
      <style:text-properties officeooo:rsid="00b445e6" officeooo:paragraph-rsid="00b445e6"/>
    </style:style>
    <style:style style:name="P80" style:family="paragraph" style:parent-style-name="Standard">
      <style:text-properties officeooo:rsid="00bd2061" officeooo:paragraph-rsid="00bd2061"/>
    </style:style>
    <style:style style:name="P81" style:family="paragraph" style:parent-style-name="Standard">
      <style:text-properties officeooo:rsid="00bde087" officeooo:paragraph-rsid="00bde087"/>
    </style:style>
    <style:style style:name="P82" style:family="paragraph" style:parent-style-name="Standard">
      <style:text-properties officeooo:rsid="00be2008" officeooo:paragraph-rsid="00be2008"/>
    </style:style>
    <style:style style:name="P83" style:family="paragraph" style:parent-style-name="Standard">
      <style:text-properties officeooo:rsid="00c1fb5a" officeooo:paragraph-rsid="00c1fb5a"/>
    </style:style>
    <style:style style:name="P84" style:family="paragraph" style:parent-style-name="Standard">
      <style:text-properties officeooo:rsid="00c3d649" officeooo:paragraph-rsid="00c3d649"/>
    </style:style>
    <style:style style:name="P85" style:family="paragraph" style:parent-style-name="Standard">
      <style:text-properties officeooo:rsid="00c3ef63" officeooo:paragraph-rsid="00c3ef63"/>
    </style:style>
    <style:style style:name="P86" style:family="paragraph" style:parent-style-name="Standard">
      <style:text-properties officeooo:rsid="00c82105" officeooo:paragraph-rsid="00c82105"/>
    </style:style>
    <style:style style:name="P87" style:family="paragraph" style:parent-style-name="Standard">
      <style:text-properties officeooo:rsid="00c9d09a" officeooo:paragraph-rsid="00cca5ec"/>
    </style:style>
    <style:style style:name="P88" style:family="paragraph" style:parent-style-name="Standard">
      <style:text-properties officeooo:rsid="00c9d09a" officeooo:paragraph-rsid="00ccc6b9"/>
    </style:style>
    <style:style style:name="P89" style:family="paragraph" style:parent-style-name="Standard">
      <style:text-properties officeooo:rsid="00cd57da" officeooo:paragraph-rsid="00fce1c6"/>
    </style:style>
    <style:style style:name="P90" style:family="paragraph" style:parent-style-name="Standard">
      <style:text-properties officeooo:rsid="00cf8d0c" officeooo:paragraph-rsid="00cf8d0c"/>
    </style:style>
    <style:style style:name="P91" style:family="paragraph" style:parent-style-name="Standard">
      <style:text-properties officeooo:rsid="00d2a9fd" officeooo:paragraph-rsid="00d2a9fd"/>
    </style:style>
    <style:style style:name="P92" style:family="paragraph" style:parent-style-name="Standard">
      <style:text-properties officeooo:rsid="00d4880e" officeooo:paragraph-rsid="00d4880e"/>
    </style:style>
    <style:style style:name="P93" style:family="paragraph" style:parent-style-name="Standard">
      <style:text-properties officeooo:rsid="00d7b706" officeooo:paragraph-rsid="00d7b706"/>
    </style:style>
    <style:style style:name="P94" style:family="paragraph" style:parent-style-name="Standard">
      <style:text-properties officeooo:rsid="00ddd8ba" officeooo:paragraph-rsid="00ddd8ba"/>
    </style:style>
    <style:style style:name="P95" style:family="paragraph" style:parent-style-name="Standard">
      <style:text-properties officeooo:rsid="00e06a6b" officeooo:paragraph-rsid="00e06a6b"/>
    </style:style>
    <style:style style:name="P96" style:family="paragraph" style:parent-style-name="Standard">
      <style:text-properties officeooo:rsid="00ec836d" officeooo:paragraph-rsid="00ec836d"/>
    </style:style>
    <style:style style:name="P97" style:family="paragraph" style:parent-style-name="Standard">
      <style:text-properties officeooo:rsid="00f1df8c" officeooo:paragraph-rsid="00f1df8c"/>
    </style:style>
    <style:style style:name="P98" style:family="paragraph" style:parent-style-name="Standard">
      <style:text-properties officeooo:rsid="00f98f60" officeooo:paragraph-rsid="00f98f60"/>
    </style:style>
    <style:style style:name="P99" style:family="paragraph" style:parent-style-name="Standard">
      <style:text-properties officeooo:rsid="00fce1c6" officeooo:paragraph-rsid="00fce1c6"/>
    </style:style>
    <style:style style:name="P100" style:family="paragraph" style:parent-style-name="Standard">
      <style:text-properties officeooo:rsid="0100e2eb" officeooo:paragraph-rsid="01012535"/>
    </style:style>
    <style:style style:name="P101" style:family="paragraph" style:parent-style-name="Standard">
      <style:text-properties officeooo:rsid="010589d2" officeooo:paragraph-rsid="010589d2"/>
    </style:style>
    <style:style style:name="P102" style:family="paragraph" style:parent-style-name="Standard">
      <style:text-properties officeooo:rsid="01067790" officeooo:paragraph-rsid="01067790"/>
    </style:style>
    <style:style style:name="P103" style:family="paragraph" style:parent-style-name="Standard">
      <style:text-properties officeooo:rsid="010bfa4c" officeooo:paragraph-rsid="010bfa4c"/>
    </style:style>
    <style:style style:name="P104" style:family="paragraph" style:parent-style-name="Standard">
      <style:text-properties officeooo:rsid="010e91df" officeooo:paragraph-rsid="010e91df"/>
    </style:style>
    <style:style style:name="P105" style:family="paragraph" style:parent-style-name="Standard">
      <style:text-properties officeooo:rsid="010f236e" officeooo:paragraph-rsid="010f236e"/>
    </style:style>
    <style:style style:name="P106" style:family="paragraph" style:parent-style-name="Standard">
      <style:text-properties officeooo:rsid="010f236e" officeooo:paragraph-rsid="0110d54f"/>
    </style:style>
    <style:style style:name="P107" style:family="paragraph" style:parent-style-name="Standard">
      <style:text-properties officeooo:rsid="010f236e" officeooo:paragraph-rsid="0111eb50"/>
    </style:style>
    <style:style style:name="P108" style:family="paragraph" style:parent-style-name="Standard">
      <style:text-properties officeooo:rsid="010f236e" officeooo:paragraph-rsid="0113664b"/>
    </style:style>
    <style:style style:name="P109" style:family="paragraph" style:parent-style-name="Standard">
      <style:text-properties officeooo:rsid="0112ec88" officeooo:paragraph-rsid="0112ec88"/>
    </style:style>
    <style:style style:name="P110" style:family="paragraph" style:parent-style-name="Standard">
      <style:text-properties officeooo:rsid="0116f26d" officeooo:paragraph-rsid="0116f26d"/>
    </style:style>
    <style:style style:name="P111" style:family="paragraph" style:parent-style-name="Standard">
      <style:text-properties officeooo:rsid="01183cf5" officeooo:paragraph-rsid="01183cf5"/>
    </style:style>
    <style:style style:name="P112" style:family="paragraph" style:parent-style-name="Standard">
      <style:text-properties officeooo:rsid="01183cf5" officeooo:paragraph-rsid="011fc297"/>
    </style:style>
    <style:style style:name="P113" style:family="paragraph" style:parent-style-name="Standard">
      <style:text-properties officeooo:rsid="0119e1d2" officeooo:paragraph-rsid="0119e1d2"/>
    </style:style>
    <style:style style:name="P114" style:family="paragraph" style:parent-style-name="Standard">
      <style:text-properties officeooo:rsid="011e27c2" officeooo:paragraph-rsid="011fc297"/>
    </style:style>
    <style:style style:name="P115" style:family="paragraph" style:parent-style-name="Standard">
      <style:text-properties officeooo:rsid="01218456" officeooo:paragraph-rsid="01218456"/>
    </style:style>
    <style:style style:name="P116" style:family="paragraph" style:parent-style-name="Standard">
      <style:text-properties officeooo:rsid="01218456" officeooo:paragraph-rsid="012464e6"/>
    </style:style>
    <style:style style:name="P117" style:family="paragraph" style:parent-style-name="Standard">
      <style:text-properties officeooo:rsid="012464e6" officeooo:paragraph-rsid="012464e6"/>
    </style:style>
    <style:style style:name="P118" style:family="paragraph" style:parent-style-name="Standard">
      <style:text-properties officeooo:rsid="01252e06" officeooo:paragraph-rsid="01252e06"/>
    </style:style>
    <style:style style:name="P119" style:family="paragraph" style:parent-style-name="Standard">
      <style:text-properties officeooo:rsid="01292dd5" officeooo:paragraph-rsid="01292dd5"/>
    </style:style>
    <style:style style:name="P120" style:family="paragraph" style:parent-style-name="Standard">
      <style:text-properties officeooo:rsid="012f0352" officeooo:paragraph-rsid="012f0352"/>
    </style:style>
    <style:style style:name="P121" style:family="paragraph" style:parent-style-name="Standard">
      <style:text-properties officeooo:rsid="0130ba57" officeooo:paragraph-rsid="0130ba57"/>
    </style:style>
    <style:style style:name="P122" style:family="paragraph" style:parent-style-name="Standard">
      <style:text-properties officeooo:rsid="0131318a" officeooo:paragraph-rsid="0131318a"/>
    </style:style>
    <style:style style:name="P123" style:family="paragraph" style:parent-style-name="Standard">
      <style:text-properties officeooo:rsid="01320858" officeooo:paragraph-rsid="01320858"/>
    </style:style>
    <style:style style:name="P124" style:family="paragraph" style:parent-style-name="Standard">
      <style:text-properties officeooo:rsid="01343f41" officeooo:paragraph-rsid="01343f41"/>
    </style:style>
    <style:style style:name="P125" style:family="paragraph" style:parent-style-name="Standard">
      <style:text-properties officeooo:rsid="013569f5" officeooo:paragraph-rsid="013569f5"/>
    </style:style>
    <style:style style:name="P126" style:family="paragraph" style:parent-style-name="Standard">
      <style:text-properties officeooo:rsid="0136333d" officeooo:paragraph-rsid="0136333d"/>
    </style:style>
    <style:style style:name="P127" style:family="paragraph" style:parent-style-name="Standard">
      <style:text-properties officeooo:rsid="0139efd1" officeooo:paragraph-rsid="0139efd1"/>
    </style:style>
    <style:style style:name="P128" style:family="paragraph" style:parent-style-name="Standard">
      <style:text-properties officeooo:rsid="013b024e" officeooo:paragraph-rsid="013b024e"/>
    </style:style>
    <style:style style:name="P129" style:family="paragraph" style:parent-style-name="Standard">
      <style:text-properties officeooo:rsid="013f2931" officeooo:paragraph-rsid="013f2931"/>
    </style:style>
    <style:style style:name="P130" style:family="paragraph" style:parent-style-name="Standard">
      <style:text-properties officeooo:rsid="013fdc0d" officeooo:paragraph-rsid="013fdc0d"/>
    </style:style>
    <style:style style:name="P131" style:family="paragraph" style:parent-style-name="Standard">
      <style:text-properties officeooo:rsid="01494fce" officeooo:paragraph-rsid="01494fce"/>
    </style:style>
    <style:style style:name="P132" style:family="paragraph" style:parent-style-name="Standard">
      <style:text-properties officeooo:rsid="0149a3b0" officeooo:paragraph-rsid="0149a3b0"/>
    </style:style>
    <style:style style:name="P133" style:family="paragraph" style:parent-style-name="Standard">
      <style:text-properties officeooo:rsid="014b1d7c" officeooo:paragraph-rsid="014b1d7c"/>
    </style:style>
    <style:style style:name="P134" style:family="paragraph" style:parent-style-name="Standard">
      <style:text-properties officeooo:rsid="01511a0e" officeooo:paragraph-rsid="01511a0e"/>
    </style:style>
    <style:style style:name="P135" style:family="paragraph" style:parent-style-name="Standard">
      <style:text-properties officeooo:rsid="01591fd4" officeooo:paragraph-rsid="01591fd4"/>
    </style:style>
    <style:style style:name="P136" style:family="paragraph" style:parent-style-name="Standard">
      <style:text-properties officeooo:rsid="015ceb75" officeooo:paragraph-rsid="015ceb75"/>
    </style:style>
    <style:style style:name="P137" style:family="paragraph" style:parent-style-name="Text_20_body">
      <style:text-properties officeooo:rsid="0086183c" officeooo:paragraph-rsid="0086183c"/>
    </style:style>
    <style:style style:name="P138" style:family="paragraph" style:parent-style-name="Text_20_body">
      <style:text-properties officeooo:rsid="00a4f640" officeooo:paragraph-rsid="00a4f640"/>
    </style:style>
    <style:style style:name="P139" style:family="paragraph" style:parent-style-name="Text_20_body">
      <style:text-properties fo:font-weight="bold" officeooo:rsid="0086183c" officeooo:paragraph-rsid="0086183c" style:font-weight-asian="bold" style:font-weight-complex="bold"/>
    </style:style>
    <style:style style:name="P140" style:family="paragraph" style:parent-style-name="Horizontal_20_Line">
      <style:paragraph-properties fo:margin-left="0in" fo:margin-right="0in" fo:text-indent="0in" style:auto-text-indent="false"/>
    </style:style>
    <style:style style:name="P141" style:family="paragraph" style:parent-style-name="List_20_Heading">
      <style:paragraph-properties fo:margin-left="0.3937in" fo:margin-right="0in" fo:text-indent="0in" style:auto-text-indent="false"/>
    </style:style>
    <style:style style:name="P142" style:family="paragraph" style:parent-style-name="List_20_Heading">
      <style:paragraph-properties fo:margin-left="0.3937in" fo:margin-right="0in" fo:margin-top="0in" fo:margin-bottom="0.1965in" loext:contextual-spacing="false" fo:text-indent="0in" style:auto-text-indent="false"/>
    </style:style>
    <style:style style:name="P143" style:family="paragraph" style:parent-style-name="List_20_Heading">
      <style:paragraph-properties fo:margin-left="0.7874in" fo:margin-right="0in" fo:text-indent="0in" style:auto-text-indent="false"/>
    </style:style>
    <style:style style:name="P144" style:family="paragraph" style:parent-style-name="List_20_Heading">
      <style:paragraph-properties fo:margin-left="0.7874in" fo:margin-right="0in" fo:margin-top="0in" fo:margin-bottom="0.1965in" loext:contextual-spacing="false" fo:text-indent="0in" style:auto-text-indent="false"/>
    </style:style>
    <style:style style:name="P145" style:family="paragraph" style:parent-style-name="List_20_Heading">
      <style:paragraph-properties fo:margin-left="1.1811in" fo:margin-right="0in" fo:text-indent="0in" style:auto-text-indent="false"/>
    </style:style>
    <style:style style:name="P146" style:family="paragraph" style:parent-style-name="Standard" style:list-style-name="L1">
      <style:text-properties officeooo:rsid="007b9615" officeooo:paragraph-rsid="007b9615"/>
    </style:style>
    <style:style style:name="P147" style:family="paragraph" style:parent-style-name="Standard" style:list-style-name="L2">
      <style:text-properties officeooo:rsid="0069b8b7" officeooo:paragraph-rsid="0069b8b7"/>
    </style:style>
    <style:style style:name="P148" style:family="paragraph" style:parent-style-name="Standard" style:list-style-name="L3">
      <style:text-properties officeooo:rsid="00945142" officeooo:paragraph-rsid="00945142"/>
    </style:style>
    <style:style style:name="P149" style:family="paragraph" style:parent-style-name="Standard" style:list-style-name="L3">
      <style:text-properties officeooo:rsid="00b819e7" officeooo:paragraph-rsid="00b819e7"/>
    </style:style>
    <style:style style:name="P150" style:family="paragraph" style:parent-style-name="Standard" style:list-style-name="L3">
      <style:text-properties officeooo:rsid="00ba0981" officeooo:paragraph-rsid="00ba0981"/>
    </style:style>
    <style:style style:name="P151" style:family="paragraph" style:parent-style-name="Standard" style:list-style-name="L4">
      <style:text-properties officeooo:rsid="00fce1c6" officeooo:paragraph-rsid="00fce1c6"/>
    </style:style>
    <style:style style:name="P152" style:family="paragraph" style:parent-style-name="Standard">
      <style:text-properties officeooo:rsid="01591fd4" officeooo:paragraph-rsid="01591fd4"/>
    </style:style>
    <style:style style:name="P153" style:family="paragraph" style:parent-style-name="Standard">
      <style:text-properties fo:font-size="15pt" officeooo:rsid="015f275e" officeooo:paragraph-rsid="015f275e" style:font-size-asian="15pt" style:font-size-complex="15pt"/>
    </style:style>
    <style:style style:name="P154" style:family="paragraph" style:parent-style-name="Standard">
      <style:text-properties fo:font-size="15pt" officeooo:rsid="0160fb19" officeooo:paragraph-rsid="0160fb19" style:font-size-asian="15pt" style:font-size-complex="15pt"/>
    </style:style>
    <style:style style:name="P155" style:family="paragraph" style:parent-style-name="Standard">
      <style:text-properties fo:font-size="15pt" officeooo:rsid="01611a7e" officeooo:paragraph-rsid="01611a7e" style:font-size-asian="15pt" style:font-size-complex="15pt"/>
    </style:style>
    <style:style style:name="P156" style:family="paragraph" style:parent-style-name="Standard">
      <style:text-properties officeooo:rsid="0073d0bf" officeooo:paragraph-rsid="00749b78"/>
    </style:style>
    <style:style style:name="P157" style:family="paragraph" style:parent-style-name="Standard">
      <style:text-properties officeooo:rsid="0167edea" officeooo:paragraph-rsid="0167edea"/>
    </style:style>
    <style:style style:name="P158" style:family="paragraph" style:parent-style-name="Standard">
      <style:text-properties officeooo:rsid="00187a26" officeooo:paragraph-rsid="00187a26"/>
    </style:style>
    <style:style style:name="P159" style:family="paragraph" style:parent-style-name="Standard">
      <style:text-properties officeooo:rsid="00187a26" officeooo:paragraph-rsid="017bb531"/>
    </style:style>
    <style:style style:name="P160" style:family="paragraph" style:parent-style-name="Standard">
      <style:text-properties officeooo:rsid="016cf534" officeooo:paragraph-rsid="016cf534"/>
    </style:style>
    <style:style style:name="P161" style:family="paragraph" style:parent-style-name="Standard">
      <style:text-properties officeooo:rsid="017399fb" officeooo:paragraph-rsid="017399fb"/>
    </style:style>
    <style:style style:name="P162" style:family="paragraph" style:parent-style-name="Standard">
      <style:text-properties officeooo:rsid="017399fb" officeooo:paragraph-rsid="01749349"/>
    </style:style>
    <style:style style:name="P163" style:family="paragraph" style:parent-style-name="Standard">
      <style:text-properties officeooo:rsid="01749349" officeooo:paragraph-rsid="01749349"/>
    </style:style>
    <style:style style:name="P164" style:family="paragraph" style:parent-style-name="Standard">
      <style:text-properties officeooo:rsid="017bb531" officeooo:paragraph-rsid="017bb531"/>
    </style:style>
    <style:style style:name="P165" style:family="paragraph" style:parent-style-name="Standard">
      <style:text-properties officeooo:rsid="00f98f60" officeooo:paragraph-rsid="017bb531"/>
    </style:style>
    <style:style style:name="P166" style:family="paragraph" style:parent-style-name="Standard">
      <style:text-properties officeooo:rsid="00201ae7" officeooo:paragraph-rsid="00201ae7"/>
    </style:style>
    <style:style style:name="P167" style:family="paragraph" style:parent-style-name="Standard">
      <style:text-properties officeooo:rsid="0188a122" officeooo:paragraph-rsid="0188a122"/>
    </style:style>
    <style:style style:name="P168" style:family="paragraph" style:parent-style-name="Standard">
      <style:text-properties officeooo:rsid="014b1d7c" officeooo:paragraph-rsid="014b1d7c"/>
    </style:style>
    <style:style style:name="P169" style:family="paragraph" style:parent-style-name="Standard">
      <style:text-properties officeooo:rsid="01893bc8" officeooo:paragraph-rsid="01893bc8"/>
    </style:style>
    <style:style style:name="P170" style:family="paragraph" style:parent-style-name="Standard">
      <style:text-properties officeooo:rsid="0091a6cc" officeooo:paragraph-rsid="0091a6cc"/>
    </style:style>
    <style:style style:name="P171" style:family="paragraph" style:parent-style-name="Standard">
      <style:text-properties officeooo:rsid="018d1e32" officeooo:paragraph-rsid="018d1e32"/>
    </style:style>
    <style:style style:name="P172" style:family="paragraph" style:parent-style-name="Heading_20_1" style:list-style-name="L1">
      <style:text-properties fo:font-size="13pt" officeooo:rsid="007b9615" officeooo:paragraph-rsid="007b9615" style:font-size-asian="13pt" style:font-size-complex="13pt"/>
    </style:style>
    <style:style style:name="P173" style:family="paragraph" style:parent-style-name="Heading_20_1" style:master-page-name="HTML">
      <style:paragraph-properties style:page-number="auto"/>
    </style:style>
    <style:style style:name="P174" style:family="paragraph" style:parent-style-name="Preformatted_20_Text">
      <style:text-properties fo:color="#629755" style:font-name="DejaVu Sans Mono" fo:font-size="11.3000001907349pt" fo:font-style="italic" officeooo:rsid="01611a7e" officeooo:paragraph-rsid="01611a7e" style:font-size-asian="15pt" style:font-size-complex="15pt"/>
    </style:style>
    <style:style style:name="P175" style:family="paragraph" style:parent-style-name="Preformatted_20_Text">
      <style:text-properties fo:color="#629755" style:font-name="DejaVu Sans Mono" fo:font-size="11.3000001907349pt" fo:font-style="italic" officeooo:rsid="01624651" officeooo:paragraph-rsid="01624651" style:font-size-asian="15pt" style:font-size-complex="15pt"/>
    </style:style>
    <style:style style:name="P176" style:family="paragraph" style:parent-style-name="Preformatted_20_Text">
      <style:text-properties fo:color="#629755" style:font-name="DejaVu Sans Mono" fo:font-size="11.3000001907349pt" fo:font-style="italic" officeooo:rsid="01648d9f" officeooo:paragraph-rsid="01648d9f" style:font-size-asian="15pt" style:font-size-complex="15pt"/>
    </style:style>
    <style:style style:name="P177" style:family="paragraph" style:parent-style-name="Preformatted_20_Text">
      <style:text-properties fo:color="#629755" style:font-name="DejaVu Sans Mono" fo:font-size="11.3000001907349pt" fo:font-style="italic" officeooo:rsid="0167365c" officeooo:paragraph-rsid="0167365c" style:font-size-asian="15pt" style:font-size-complex="15pt"/>
    </style:style>
    <style:style style:name="P178" style:family="paragraph" style:parent-style-name="Preformatted_20_Text">
      <style:text-properties fo:color="#629755" style:font-name="DejaVu Sans Mono" fo:font-size="11.3000001907349pt" fo:font-style="italic" officeooo:rsid="0167483f" officeooo:paragraph-rsid="0167483f" style:font-size-asian="15pt" style:font-size-complex="15pt"/>
    </style:style>
    <style:style style:name="P179" style:family="paragraph" style:parent-style-name="Preformatted_20_Text">
      <style:text-properties fo:color="#629755" style:font-name="DejaVu Sans Mono" fo:font-size="11.3000001907349pt" fo:font-style="italic" officeooo:rsid="017678cd" officeooo:paragraph-rsid="017678cd" style:font-size-asian="15pt" style:font-size-complex="15pt"/>
    </style:style>
    <style:style style:name="P180" style:family="paragraph" style:parent-style-name="Preformatted_20_Text">
      <style:text-properties fo:color="#629755" style:font-name="DejaVu Sans Mono" fo:font-size="11.3000001907349pt" fo:font-style="italic" officeooo:rsid="0177000f" officeooo:paragraph-rsid="0177000f" style:font-size-asian="15pt" style:font-size-complex="15pt"/>
    </style:style>
    <style:style style:name="P181" style:family="paragraph" style:parent-style-name="Preformatted_20_Text">
      <style:text-properties fo:color="#629755" style:font-name="DejaVu Sans Mono" fo:font-size="11.3000001907349pt" fo:font-style="italic" officeooo:rsid="0181a179" officeooo:paragraph-rsid="0181a179" style:font-size-asian="15pt" style:font-size-complex="15pt"/>
    </style:style>
    <style:style style:name="P182" style:family="paragraph" style:parent-style-name="Preformatted_20_Text">
      <style:text-properties fo:color="#a9b7c6" style:font-name="DejaVu Sans Mono" fo:font-size="11.3000001907349pt" fo:font-style="italic" officeooo:rsid="017678cd" officeooo:paragraph-rsid="017678cd" style:font-size-asian="15pt" style:font-size-complex="15pt"/>
    </style:style>
    <style:style style:name="P183" style:family="paragraph" style:parent-style-name="Preformatted_20_Text">
      <style:text-properties fo:color="#a9b7c6" style:font-name="DejaVu Sans Mono" fo:font-size="11.3000001907349pt" fo:font-style="italic" officeooo:rsid="0181a179" officeooo:paragraph-rsid="0182665d" style:font-size-asian="15pt" style:font-size-complex="15pt"/>
    </style:style>
    <style:style style:name="P184" style:family="paragraph" style:parent-style-name="Preformatted_20_Text">
      <style:text-properties fo:color="#cc7832" style:font-name="DejaVu Sans Mono" fo:font-size="11.3000001907349pt" fo:font-style="italic" officeooo:rsid="01648d9f" officeooo:paragraph-rsid="01648d9f" style:font-name-asian="Nimbus Mono L" style:font-size-asian="10pt" style:font-name-complex="Liberation Mono" style:font-size-complex="10pt"/>
    </style:style>
    <style:style style:name="P185" style:family="paragraph" style:parent-style-name="Preformatted_20_Text">
      <style:paragraph-properties fo:margin-top="0in" fo:margin-bottom="0.1965in" loext:contextual-spacing="false"/>
      <style:text-properties fo:color="#a9b7c6" style:font-name="DejaVu Sans Mono" fo:font-size="11.3000001907349pt"/>
    </style:style>
    <style:style style:name="P186" style:family="paragraph" style:parent-style-name="Preformatted_20_Text">
      <style:text-properties fo:color="#629755"/>
    </style:style>
    <style:style style:name="P187" style:family="paragraph" style:parent-style-name="Preformatted_20_Text">
      <style:text-properties fo:color="#629755" style:font-name="DejaVu Sans Mono" fo:font-size="11.3000001907349pt" fo:font-style="italic"/>
    </style:style>
    <style:style style:name="P188" style:family="paragraph" style:parent-style-name="Preformatted_20_Text">
      <style:text-properties fo:color="#a9b7c6"/>
    </style:style>
    <style:style style:name="P189" style:family="paragraph" style:parent-style-name="Preformatted_20_Text">
      <style:text-properties fo:color="#a9b7c6" style:font-name="DejaVu Sans Mono" fo:font-size="11.3000001907349pt"/>
    </style:style>
    <style:style style:name="P190" style:family="paragraph" style:parent-style-name="Preformatted_20_Text">
      <style:text-properties fo:color="#a9b7c6" style:font-name="DejaVu Sans Mono" fo:font-size="11.3000001907349pt" officeooo:rsid="016646d5" officeooo:paragraph-rsid="016646d5"/>
    </style:style>
    <style:style style:name="P191" style:family="paragraph" style:parent-style-name="List_20_Contents">
      <style:paragraph-properties fo:margin-top="0in" fo:margin-bottom="0.1965in" loext:contextual-spacing="false"/>
    </style:style>
    <style:style style:name="P192" style:family="paragraph" style:parent-style-name="List_20_Contents">
      <style:paragraph-properties fo:margin-left="1.5752in" fo:margin-right="0in" fo:margin-top="0in" fo:margin-bottom="0.1965in" loext:contextual-spacing="false" fo:text-indent="0in" style:auto-text-indent="false"/>
    </style:style>
    <style:style style:name="P193" style:family="paragraph" style:parent-style-name="List_20_Contents">
      <style:paragraph-properties fo:margin-left="1.1811in" fo:margin-right="0in" fo:margin-top="0in" fo:margin-bottom="0.1965in" loext:contextual-spacing="false" fo:text-indent="0in" style:auto-text-indent="false"/>
    </style:style>
    <style:style style:name="P194" style:family="paragraph" style:parent-style-name="Heading_20_3">
      <style:paragraph-properties fo:margin-left="0in" fo:margin-right="0in" fo:text-indent="0in" style:auto-text-indent="false"/>
    </style:style>
    <style:style style:name="P195" style:family="paragraph" style:parent-style-name="Heading_20_3">
      <style:paragraph-properties fo:margin-left="0.3937in" fo:margin-right="0in" fo:text-indent="0in" style:auto-text-indent="false"/>
    </style:style>
    <style:style style:name="P196" style:family="paragraph" style:parent-style-name="Heading_20_3">
      <style:paragraph-properties fo:margin-left="0.7874in" fo:margin-right="0in" fo:text-indent="0in" style:auto-text-indent="false"/>
    </style:style>
    <style:style style:name="T1" style:family="text">
      <style:text-properties officeooo:rsid="00255fe0"/>
    </style:style>
    <style:style style:name="T2" style:family="text">
      <style:text-properties officeooo:rsid="002a5625"/>
    </style:style>
    <style:style style:name="T3" style:family="text">
      <style:text-properties officeooo:rsid="002e32e0"/>
    </style:style>
    <style:style style:name="T4" style:family="text">
      <style:text-properties fo:font-weight="bold"/>
    </style:style>
    <style:style style:name="T5" style:family="text">
      <style:text-properties fo:font-weight="bold" style:font-weight-asian="bold" style:font-weight-complex="bold"/>
    </style:style>
    <style:style style:name="T6" style:family="text">
      <style:text-properties fo:font-weight="bold" officeooo:rsid="00cca5ec" style:font-weight-asian="bold" style:font-weight-complex="bold"/>
    </style:style>
    <style:style style:name="T7" style:family="text">
      <style:text-properties fo:color="#cc0000" fo:font-size="15pt" fo:font-weight="bold" style:font-size-asian="15pt" style:font-weight-asian="bold" style:font-size-complex="15pt" style:font-weight-complex="bold"/>
    </style:style>
    <style:style style:name="T8" style:family="text">
      <style:text-properties officeooo:rsid="00411554"/>
    </style:style>
    <style:style style:name="T9" style:family="text">
      <style:text-properties officeooo:rsid="004ebe5a"/>
    </style:style>
    <style:style style:name="T10" style:family="text">
      <style:text-properties officeooo:rsid="005157ea"/>
    </style:style>
    <style:style style:name="T11" style:family="text">
      <style:text-properties officeooo:rsid="00532196"/>
    </style:style>
    <style:style style:name="T12" style:family="text">
      <style:text-properties officeooo:rsid="005ca397"/>
    </style:style>
    <style:style style:name="T13" style:family="text">
      <style:text-properties officeooo:rsid="0062fbcd"/>
    </style:style>
    <style:style style:name="T14" style:family="text">
      <style:text-properties officeooo:rsid="007a32e4"/>
    </style:style>
    <style:style style:name="T15" style:family="text">
      <style:text-properties officeooo:rsid="0086e4ec"/>
    </style:style>
    <style:style style:name="T16" style:family="text">
      <style:text-properties fo:font-weight="normal" style:font-weight-asian="normal" style:font-weight-complex="normal"/>
    </style:style>
    <style:style style:name="T17" style:family="text">
      <style:text-properties fo:font-weight="normal" officeooo:rsid="0086183c" style:font-weight-asian="normal" style:font-weight-complex="normal"/>
    </style:style>
    <style:style style:name="T18" style:family="text">
      <style:text-properties officeooo:rsid="0099bbf3"/>
    </style:style>
    <style:style style:name="T19" style:family="text">
      <style:text-properties officeooo:rsid="00c3ef63"/>
    </style:style>
    <style:style style:name="T20" style:family="text">
      <style:text-properties officeooo:rsid="00c4d525"/>
    </style:style>
    <style:style style:name="T21" style:family="text">
      <style:text-properties officeooo:rsid="00c58fab"/>
    </style:style>
    <style:style style:name="T22" style:family="text">
      <style:text-properties officeooo:rsid="00cd57da"/>
    </style:style>
    <style:style style:name="T23" style:family="text">
      <style:text-properties officeooo:rsid="00d823aa"/>
    </style:style>
    <style:style style:name="T24" style:family="text">
      <style:text-properties officeooo:rsid="00de4b53"/>
    </style:style>
    <style:style style:name="T25" style:family="text">
      <style:text-properties officeooo:rsid="00e44851"/>
    </style:style>
    <style:style style:name="T26" style:family="text">
      <style:text-properties officeooo:rsid="00ee7e7a"/>
    </style:style>
    <style:style style:name="T27" style:family="text">
      <style:text-properties officeooo:rsid="00f31ebb"/>
    </style:style>
    <style:style style:name="T28" style:family="text">
      <style:text-properties officeooo:rsid="00feb4b1"/>
    </style:style>
    <style:style style:name="T29" style:family="text">
      <style:text-properties officeooo:rsid="01012535"/>
    </style:style>
    <style:style style:name="T30" style:family="text">
      <style:text-properties officeooo:rsid="0110d54f"/>
    </style:style>
    <style:style style:name="T31" style:family="text">
      <style:text-properties officeooo:rsid="0111eb50"/>
    </style:style>
    <style:style style:name="T32" style:family="text">
      <style:text-properties officeooo:rsid="01183d86"/>
    </style:style>
    <style:style style:name="T33" style:family="text">
      <style:text-properties officeooo:rsid="011ac1ce"/>
    </style:style>
    <style:style style:name="T34" style:family="text">
      <style:text-properties officeooo:rsid="011e27c2"/>
    </style:style>
    <style:style style:name="T35" style:family="text">
      <style:text-properties officeooo:rsid="0119e1d2"/>
    </style:style>
    <style:style style:name="T36" style:family="text">
      <style:text-properties officeooo:rsid="0127134a"/>
    </style:style>
    <style:style style:name="T37" style:family="text">
      <style:text-properties officeooo:rsid="012ad48e"/>
    </style:style>
    <style:style style:name="T38" style:family="text">
      <style:text-properties officeooo:rsid="01333ab3"/>
    </style:style>
    <style:style style:name="T39" style:family="text">
      <style:text-properties officeooo:rsid="0135d8b1"/>
    </style:style>
    <style:style style:name="T40" style:family="text">
      <style:text-properties officeooo:rsid="0136adfc"/>
    </style:style>
    <style:style style:name="T41" style:family="text">
      <style:text-properties officeooo:rsid="013c8dd0"/>
    </style:style>
    <style:style style:name="T42" style:family="text">
      <style:text-properties officeooo:rsid="013dbdbc"/>
    </style:style>
    <style:style style:name="T43" style:family="text">
      <style:text-properties officeooo:rsid="0141a102"/>
    </style:style>
    <style:style style:name="T44" style:family="text">
      <style:text-properties officeooo:rsid="0149a3b0"/>
    </style:style>
    <style:style style:name="T45" style:family="text">
      <style:text-properties officeooo:rsid="014d6565"/>
    </style:style>
    <style:style style:name="T46" style:family="text">
      <style:text-properties officeooo:rsid="014f492c"/>
    </style:style>
    <style:style style:name="T47" style:family="text">
      <style:text-properties officeooo:rsid="015e95ca"/>
    </style:style>
    <style:style style:name="T48" style:family="text">
      <style:text-properties style:font-name="DejaVu Sans Mono" fo:font-size="11.3000001907349pt"/>
    </style:style>
    <style:style style:name="T49" style:family="text">
      <style:text-properties style:font-name="DejaVu Sans Mono" fo:font-size="11.3000001907349pt" fo:font-style="italic"/>
    </style:style>
    <style:style style:name="T50" style:family="text">
      <style:text-properties fo:color="#cc7832"/>
    </style:style>
    <style:style style:name="T51" style:family="text">
      <style:text-properties fo:color="#cc7832" style:font-name="DejaVu Sans Mono" fo:font-size="11.3000001907349pt"/>
    </style:style>
    <style:style style:name="T52" style:family="text">
      <style:text-properties fo:color="#629755"/>
    </style:style>
    <style:style style:name="T53" style:family="text">
      <style:text-properties fo:color="#629755" style:font-name="DejaVu Sans Mono" fo:font-size="11.3000001907349pt" fo:font-style="italic"/>
    </style:style>
    <style:style style:name="T54" style:family="text">
      <style:text-properties fo:color="#629755" style:font-name="DejaVu Sans Mono" fo:font-size="11.3000001907349pt" fo:font-style="italic" fo:font-weight="bold"/>
    </style:style>
    <style:style style:name="T55" style:family="text">
      <style:text-properties fo:color="#9876aa" style:font-name="DejaVu Sans Mono" fo:font-size="11.3000001907349pt" fo:font-style="italic"/>
    </style:style>
    <style:style style:name="T56" style:family="text">
      <style:text-properties fo:color="#6897bb" style:font-name="DejaVu Sans Mono" fo:font-size="11.3000001907349pt"/>
    </style:style>
    <style:style style:name="T57" style:family="text">
      <style:text-properties fo:color="#6a8759"/>
    </style:style>
    <style:style style:name="T58" style:family="text">
      <style:text-properties fo:color="#6a8759" style:font-name="DejaVu Sans Mono" fo:font-size="11.3000001907349pt"/>
    </style:style>
    <style:style style:name="T59" style:family="text">
      <style:text-properties fo:color="#ffc66d" style:font-name="DejaVu Sans Mono" fo:font-size="11.3000001907349pt"/>
    </style:style>
    <style:style style:name="T60" style:family="text">
      <style:text-properties fo:color="#bbb529"/>
    </style:style>
    <style:style style:name="T61" style:family="text">
      <style:text-properties fo:color="#bbb529" style:font-name="DejaVu Sans Mono" fo:font-size="11.3000001907349pt"/>
    </style:style>
    <style:style style:name="T62" style:family="text">
      <style:text-properties style:font-name-asian="Nimbus Mono L" style:font-size-asian="10pt" style:font-name-complex="Liberation Mono" style:font-size-complex="10pt"/>
    </style:style>
    <style:style style:name="T63" style:family="text">
      <style:text-properties officeooo:rsid="016889b2"/>
    </style:style>
    <style:style style:name="T64" style:family="text">
      <style:text-properties officeooo:rsid="016a4da4"/>
    </style:style>
    <style:style style:name="T65" style:family="text">
      <style:text-properties officeooo:rsid="016afe6e"/>
    </style:style>
    <style:style style:name="T66" style:family="text">
      <style:text-properties fo:font-size="14pt" officeooo:rsid="016afe6e" style:font-size-asian="14pt" style:font-size-complex="14pt"/>
    </style:style>
    <style:style style:name="T67" style:family="text">
      <style:text-properties fo:font-size="15pt" style:font-size-asian="15pt" style:font-size-complex="15pt"/>
    </style:style>
    <style:style style:name="T68" style:family="text">
      <style:text-properties fo:font-size="15pt" officeooo:rsid="016afe6e" style:font-size-asian="15pt" style:font-size-complex="15pt"/>
    </style:style>
    <style:style style:name="T69" style:family="text">
      <style:text-properties fo:font-size="15pt" officeooo:rsid="01815823" style:font-size-asian="15pt" style:font-size-complex="15pt"/>
    </style:style>
    <style:style style:name="T70" style:family="text">
      <style:text-properties officeooo:rsid="01783227"/>
    </style:style>
    <style:style style:name="T71" style:family="text">
      <style:text-properties officeooo:rsid="017bb531"/>
    </style:style>
    <style:style style:name="T72" style:family="text">
      <style:text-properties officeooo:rsid="0182665d"/>
    </style:style>
    <style:style style:name="T73" style:family="text">
      <style:text-properties officeooo:rsid="01872239"/>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ig Data – For Analysing huge amount of data</text:p>
      <text:p text:style-name="P1">Hadoop – Open Source</text:p>
      <text:p text:style-name="P1"/>
      <text:p text:style-name="P98">Big Data Notes:</text:p>
      <text:p text:style-name="P165"><text:span text:style-name="T71">tinyurl.com/JPMGlasgowBigData – This link points to amzon drive below..</text:span></text:p>
      <text:p text:style-name="P98"><text:a xlink:type="simple" xlink:href="https://www.amazon.com/clouddrive/share/oCmO3ovzkRoTQ6iZCwcThWeSSqbiuSckabYr0qxYPQf?_encoding=UTF8&amp;%2AVersion%2A=1&amp;%2Aentries%2A=0&amp;mgh=1" text:style-name="Internet_20_link" text:visited-style-name="Visited_20_Internet_20_Link">https://www.amazon.com/clouddrive/share/oCmO3ovzkRoTQ6iZCwcThWeSSqbiuSckabYr0qxYPQf?_encoding=UTF8&amp;%2AVersion%2A=1&amp;%2Aentries%2A=0&amp;mgh=1</text:a></text:p>
      <text:p text:style-name="P5"><text:a xlink:type="simple" xlink:href="https://hub.docker.com/r/joegagliardo/bigdata/" text:style-name="Internet_20_link" text:visited-style-name="Visited_20_Internet_20_Link">https://hub.docker.com/r/joegagliardo/bigdata/</text:a></text:p>
      <text:p text:style-name="P5"/>
      <text:p text:style-name="P164">Trainer Contact Details:</text:p>
      <text:p text:style-name="P164"><text:a xlink:type="simple" xlink:href="mailto:joey@me.com" text:style-name="Internet_20_link" text:visited-style-name="Visited_20_Internet_20_Link">joey@me.com</text:a></text:p>
      <text:p text:style-name="P159"><text:a xlink:type="simple" xlink:href="https://hub.docker.com/r/joegagliardo/bigdata/" text:style-name="Internet_20_link" text:visited-style-name="Visited_20_Internet_20_Link">joegagliardo</text:a></text:p>
      <text:p text:style-name="P5"/>
      <text:p text:style-name="P161">Bookmarks</text:p>
      <text:p text:style-name="P163">Save this as bigdata-bookmarks.html</text:p>
      <text:section text:style-name="Sect1" text:name="Section1" text:protected="true">
        <text:section-source xlink:href="../../../Desktop/bookmarks.html" text:filter-name="HTML (StarWriter)"/>
        <text:h text:style-name="P173" text:outline-level="1"><office:annotation><dc:date>2017-11-16T11:52:27.061740159</dc:date><text:p>This is an automatically generated file.</text:p><text:p><text:s text:c="5"/>It will be read and overwritten.</text:p><text:p><text:s text:c="5"/>DO NOT EDIT!</text:p></office:annotation>Bookmarks Menu</text:h>
        <text:p text:style-name="List_20_Heading"><text:a xlink:type="simple" xlink:href="place:folder=BOOKMARKS_MENU&amp;folder=UNFILED_BOOKMARKS&amp;folder=TOOLBAR&amp;queryType=1&amp;sort=12&amp;maxResults=10&amp;excludeQueries=1" text:style-name="Internet_20_link" text:visited-style-name="Visited_20_Internet_20_Link">Recently Bookmarked</text:a> </text:p>
        <text:p text:style-name="List_20_Heading"><text:a xlink:type="simple" xlink:href="place:type=6&amp;sort=14&amp;maxResults=10" text:style-name="Internet_20_link" text:visited-style-name="Visited_20_Internet_20_Link">Recent Tags</text:a> </text:p>
        <text:p text:style-name="P140"/>
        <text:h text:style-name="P194" text:outline-level="3">Ubuntu and Free Software links</text:h>
        <text:p text:style-name="P191">Information and resources about Ubuntu, Debian and Free Software in general </text:p>
        <text:p text:style-name="P141"><text:a xlink:type="simple" xlink:href="http://www.ubuntu.com/" text:style-name="Internet_20_link" text:visited-style-name="Visited_20_Internet_20_Link">Ubuntu</text:a> </text:p>
        <text:p text:style-name="P141"><text:a xlink:type="simple" xlink:href="http://wiki.ubuntu.com/" text:style-name="Internet_20_link" text:visited-style-name="Visited_20_Internet_20_Link">Ubuntu Wiki (community-edited website)</text:a> </text:p>
        <text:p text:style-name="P141"><text:a xlink:type="simple" xlink:href="https://answers.launchpad.net/ubuntu/+addquestion" text:style-name="Internet_20_link" text:visited-style-name="Visited_20_Internet_20_Link">Make a Support Request to the Ubuntu Community</text:a> </text:p>
        <text:p text:style-name="P142"><text:a xlink:type="simple" xlink:href="http://www.debian.org/" text:style-name="Internet_20_link" text:visited-style-name="Visited_20_Internet_20_Link">Debian (Ubuntu is based on Debian)</text:a> </text:p>
        <text:h text:style-name="P194" text:outline-level="3">Mozilla Firefox</text:h>
        <text:p text:style-name="P141"><text:a xlink:type="simple" xlink:href="https://www.mozilla.org/en-US/firefox/help/" text:style-name="Internet_20_link" text:visited-style-name="Visited_20_Internet_20_Link">Help and Tutorials</text:a> </text:p>
        <text:p text:style-name="P141"><text:a xlink:type="simple" xlink:href="https://www.mozilla.org/en-US/firefox/customize/" text:style-name="Internet_20_link" text:visited-style-name="Visited_20_Internet_20_Link">Customize Firefox</text:a> </text:p>
        <text:p text:style-name="P141"><text:a xlink:type="simple" xlink:href="https://www.mozilla.org/en-US/contribute/" text:style-name="Internet_20_link" text:visited-style-name="Visited_20_Internet_20_Link">Get Involved</text:a> </text:p>
        <text:p text:style-name="P142"><text:a xlink:type="simple" xlink:href="https://www.mozilla.org/en-US/about/" text:style-name="Internet_20_link" text:visited-style-name="Visited_20_Internet_20_Link">About Us</text:a> </text:p>
        <text:h text:style-name="P194" text:outline-level="3">Bookmarks Toolbar</text:h>
        <text:p text:style-name="P191">Add bookmarks to this folder to see them displayed on the Bookmarks Toolbar </text:p>
        <text:h text:style-name="P195" text:outline-level="3">Docker</text:h>
        <text:p text:style-name="P143"><text:a xlink:type="simple" xlink:href="https://hub.docker.com/" text:style-name="Internet_20_link" text:visited-style-name="Visited_20_Internet_20_Link">Docker Hub Home</text:a> </text:p>
        <text:p text:style-name="P143"><text:a xlink:type="simple" xlink:href="https://hub.docker.com/_/mongo/" text:style-name="Internet_20_link" text:visited-style-name="Visited_20_Internet_20_Link">Mongo Official Repository</text:a> </text:p>
        <text:p text:style-name="P143"><text:a xlink:type="simple" xlink:href="https://hub.docker.com/_/neo4j/" text:style-name="Internet_20_link" text:visited-style-name="Visited_20_Internet_20_Link">Neo4J Offical Repository</text:a> </text:p>
        <text:p text:style-name="P143"><text:a xlink:type="simple" xlink:href="https://hub.docker.com/_/cassandra/" text:style-name="Internet_20_link" text:visited-style-name="Visited_20_Internet_20_Link">Cassandra Official Repository</text:a> </text:p>
        <text:p text:style-name="P144"><text:a xlink:type="simple" xlink:href="https://hub.docker.com/_/redis/" text:style-name="Internet_20_link" text:visited-style-name="Visited_20_Internet_20_Link">Redis Official Repository</text:a> </text:p>
        <text:h text:style-name="P195" text:outline-level="3">NoSQL</text:h>
        <text:h text:style-name="P196" text:outline-level="3">Neo4J</text:h>
        <text:p text:style-name="P145"><text:a xlink:type="simple" xlink:href="http://localhost:7474/browser/" text:style-name="Internet_20_link" text:visited-style-name="Visited_20_Internet_20_Link">Neo4j Browser</text:a> </text:p>
        <text:p text:style-name="P192">Neo4j Browser </text:p>
        <text:h text:style-name="P195" text:outline-level="3">MapReduce</text:h>
        <text:p text:style-name="P143"><text:a xlink:type="simple" xlink:href="http://localhost:50070/dfshealth.html#tab-overview" text:style-name="Internet_20_link" text:visited-style-name="Visited_20_Internet_20_Link">Namenode</text:a> </text:p>
        <text:p text:style-name="P144"><text:a xlink:type="simple" xlink:href="http://localhost:8088/cluster" text:style-name="Internet_20_link" text:visited-style-name="Visited_20_Internet_20_Link">Resource Manager</text:a> </text:p>
        <text:h text:style-name="P195" text:outline-level="3">Maven</text:h>
        <text:p text:style-name="P143"><text:a xlink:type="simple" xlink:href="http://search.maven.org/" text:style-name="Internet_20_link" text:visited-style-name="Visited_20_Internet_20_Link">The Central Repository Search Engine</text:a> </text:p>
        <text:p text:style-name="P143"><text:a xlink:type="simple" xlink:href="http://mvnrepository.com/" text:style-name="Internet_20_link" text:visited-style-name="Visited_20_Internet_20_Link">Maven Repository: Search/Browse/Explore</text:a> </text:p>
        <text:p text:style-name="P143"><text:a xlink:type="simple" xlink:href="http://findjar.com/index.x" text:style-name="Internet_20_link" text:visited-style-name="Visited_20_Internet_20_Link">JAR Search - findJAR.com</text:a> </text:p>
        <text:p text:style-name="P193"><text:soft-page-break/>Search Engine, Java, Class, JAR, Java Archive, Maven, maven2, ibiblio, NoClassDefFoundError, ClassNotFoundException, Java Developers, findJAR, jarFISH, serFISH, free services </text:p>
      </text:section>
      <text:p text:style-name="P163"/>
      <text:p text:style-name="P163"/>
      <text:p text:style-name="P162">----------------------------------------------------------------------------------------------------</text:p>
      <text:p text:style-name="P163">&lt;!DOCTYPE NETSCAPE-Bookmark-file-1&gt;</text:p>
      <text:p text:style-name="P163">&lt;!-- This is an automatically generated file.</text:p>
      <text:p text:style-name="P163"><text:s text:c="5"/>It will be read and overwritten.</text:p>
      <text:p text:style-name="P163"><text:s text:c="5"/>DO NOT EDIT! --&gt;</text:p>
      <text:p text:style-name="P163">&lt;META HTTP-EQUIV="Content-Type" CONTENT="text/html; charset=UTF-8"&gt;</text:p>
      <text:p text:style-name="P163">&lt;TITLE&gt;Bookmarks&lt;/TITLE&gt;</text:p>
      <text:p text:style-name="P163">&lt;H1&gt;Bookmarks Menu&lt;/H1&gt;</text:p>
      <text:p text:style-name="P163"/>
      <text:p text:style-name="P163">&lt;DL&gt;&lt;p&gt;</text:p>
      <text:p text:style-name="P163"><text:s text:c="4"/>&lt;DT&gt;&lt;A HREF="place:folder=BOOKMARKS_MENU&amp;folder=UNFILED_BOOKMARKS&amp;folder=TOOLBAR&amp;queryType=1&amp;sort=12&amp;maxResults=10&amp;excludeQueries=1" ADD_DATE="1482098940" LAST_MODIFIED="1482109912"&gt;Recently Bookmarked&lt;/A&gt;</text:p>
      <text:p text:style-name="P163"><text:s text:c="4"/>&lt;DT&gt;&lt;A HREF="place:type=6&amp;sort=14&amp;maxResults=10" ADD_DATE="1482109912" LAST_MODIFIED="1482109912"&gt;Recent Tags&lt;/A&gt;</text:p>
      <text:p text:style-name="P163"><text:s text:c="4"/>&lt;HR&gt; <text:s text:c="3"/>&lt;DT&gt;&lt;H3 ADD_DATE="1482098939" LAST_MODIFIED="1482098939"&gt;Ubuntu and Free Software links&lt;/H3&gt;</text:p>
      <text:p text:style-name="P163"><text:s text:c="4"/>&lt;DD&gt;Information and resources about Ubuntu, Debian and Free Software in general</text:p>
      <text:p text:style-name="P163"><text:s text:c="4"/>&lt;DL&gt;&lt;p&gt;</text:p>
      <text:p text:style-name="P163"><text:s text:c="8"/>&lt;DT&gt;&lt;A HREF="http://www.ubuntu.com/" ADD_DATE="1482098939" LAST_MODIFIED="1482098939" ICON_URI="http://www.mozilla.org/2005/made-up-favicon/1-1482098939743" ICON="data:image/png;base64,iVBORw0KGgoAAAANSUhEUgAAABAAAAAQCAYAAAAf8/9hAAACSklEQVQ4jX1TXWhSYRj+ZMxRN7vpZuwiRrBREchgxS6CQXTn1EULyWiFdIQQRCu6yI0Yg4KUJIOhNCSiusqLbmSMLroQ2WgRw5Oxc456NHeOOmPqMX/W4ekm/46uF76bl/d53p/n+QhRRImLjWf9Djdvm9xmZ1UyO6uSedvkdtbvcJe42LiyvisKQZedMQzWWC1Bv8cYBmuFoMveA6RpWv3z0aWNo4CslqDOx9BIMw1Wp5IzzsvrNE2rWwSi59arLoBOhZzHitLGW5Q/vYewNIc6t4NGhgOrU4HVEmT9DjchhBBpd0vD6lRyE5yyTkNcMaGyuY5m1PkYhKU5JG+e6mwil5mvZ4jopXzNZPzaCVS/b6KeoBE3jiB5ewKJ66PIeayQpSL+HOTB3znXIskFHj4hSfMY10wUXi8DAPKrD3pukHVRAAAp/LGVS1omYoTVEvx69xTybwl7Tj3qfAzx+eEeAu7KcRRDARwEX7ZV0Q80CKMfaBTWFiFLRaTtMzjMpsAZ1H2VSNsugrdoOkiPVUh8YTTdWmFtEQCw59T3gu0zAIBiKNC9gvjM9KZ1xPlh1H58QTUaQdw4gsSNk+AMagjLRjQyHA73M11KCF7LKqlEw1OdncQVE7IuCuXPH9oycjsQHl9F0nxaIeO3s4QQQoTnCwHlyPkXNhRDARRDAaTunkc1GkE1Gmk38lK+lhMZhhlK37sQ+Z+V/60ms1qC9P3pcJeVmyT9JlE+0Uv5GIYZOvJHVqLhKdFL+ToNljSPcaKX8km7Wxpl/V9ZLTo82gQ36wAAAABJRU5ErkJggg=="&gt;Ubuntu&lt;/A&gt;</text:p>
      <text:p text:style-name="P163"><text:s text:c="8"/>&lt;DT&gt;&lt;A HREF="http://wiki.ubuntu.com/" ADD_DATE="1482098939" LAST_MODIFIED="1482098939" ICON_URI="http://www.mozilla.org/2005/made-up-favicon/2-1482098939744" ICON="data:image/png;base64,iVBORw0KGgoAAAANSUhEUgAAABAAAAAQCAYAAAAf8/9hAAACmklEQVQ4jY2TX0hTcRzFj+7v3b+7zS0357wuNTfM9bB7g2tbGGaEYkhhJbUeRiiSpkEoSKRFUgjLFgRa/qE/SBGWYGgzNMg07EGEIvxDWZnggyCUhuZ2fz2IkTbJ8/4533MOfIEtqsXnUw9XleRW+nzqLQFdRXGKkfMWfuis+eAVnrKMpSv7CEeT5ymKXgCaTcHum8my8ixlbLiBmScBGyEBG/Hn6+6Ppak+EI4mvamKKQDpEeHafK126i47cnSv3nfnuOHRmsFcnfXHiVRZfbFB2rkvXtYEwBLRYMDvbCdBD5lsZb9uUyLbYRJf1spx8YBd3jhaGTe95GcWhQYmnOOQewFEr4PddvUOoccdJkEPqT1pfQuAMxqhKuBBuXSg1WJ4Ji5YpknARl5XmN4DMAEAPDapc7Dc3F6WSRe/ueF8t9DJ/6KkqNTr1w9VAIjOuNVVoetMeNnPrOhlyAYADJ8z95CAjXyvT1goyTM3jbe65gFkA4jaWDEB0MVIcEorQQUAFkAUqvdrakINTOiB1zjZWJbUv9DJL8vFyIq0UbNN7hVYzUrIpV42ScCtHdFLRShkjJLScLc7RIIeUl1obUwGZH/DLxMhn96lGiUcTYYcytmNKcU<text:soft-page-break/>AFC+upfWToIdMtLFzFjH4W3GUtS0R8kE7xc84Va8IRxPBpRFyaVEHANs/Ec20xDXR6prJ43VPbzPUY4HVCAKrCRGOJg+T5B9PGyR9RUZpEMBhANJINUVqChlJUhxbcWkWCUcTwtHkWQr1rcZrHVjqyvh5yWttBqCPBAMAaoHoeIAyiHAohxY1F2jFHdul0Vc/32O/kKCHjLewswAcmxqsKXN1Fy2AWAD6I3tiSoN1Oz/l7tY/AWD/r0EEKQFwWH2kP/1/Aw7z2faOzA5FAAAAAElFTkSuQmCC"&gt;Ubuntu Wiki (community-edited website)&lt;/A&gt;</text:p>
      <text:p text:style-name="P163"><text:s text:c="8"/>&lt;DT&gt;&lt;A HREF="https://answers.launchpad.net/ubuntu/+addquestion" ADD_DATE="1482098939" LAST_MODIFIED="1482098939" ICON_URI="http://www.mozilla.org/2005/made-up-favicon/3-1482098939745" ICON="data:image/png;base64,iVBORw0KGgoAAAANSUhEUgAAABAAAAAQCAYAAAAf8/9hAAAABHNCSVQICAgIfAhkiAAAAAlwSFlzAAALEwAACxMBAJqcGAAAABl0RVh0U29mdHdhcmUAd3d3Lmlua3NjYXBlLm9yZ5vuPBoAAAEgSURBVDiNpZO7SgNBGIW/2awDaTRJs7FaEdfCylcQsbT2AcTSN/ABtvAJAj6AlfYWIjaCjYWwBC0kWISQgBd0sxfntwi6Jibrmpxy5sx3Dv/MKBERZpA1upAkCXEcTwcIggDf92m1WtMBoijCGFP48C/AqKR/j3m9AkkwT2fI+y0wPDI7D5A+HGC6xyhdR+L2IHFhg7m1UyjN/93gO2WlgV6/plTfwzyfkz4eFmvwJau2PTAvLfPRPkJeLrK9IoAsroayq0jSzQdMelvydoOkPVTZy5g/DVprADqdDp6XmdK7XVAa0zsBoLS4Px7gui6O4xCG4XBy2ETCJqq8iu01sCqbQ3UnKg52pH+Za5H/DXGMcq/Rqm6h7EouQM36nT8B8aKcEoKd93oAAAAASUVORK5CYII="&gt;Make a Support Request to the Ubuntu Community&lt;/A&gt;</text:p>
      <text:p text:style-name="P163"><text:s text:c="8"/>&lt;DT&gt;&lt;A HREF="http://www.debian.org/" ADD_DATE="1482098939" LAST_MODIFIED="1482098939" ICON_URI="http://www.mozilla.org/2005/made-up-favicon/4-1482098939746" ICON="data:image/png;base64,iVBORw0KGgoAAAANSUhEUgAAABAAAAAQCAYAAAAf8/9hAAAArUlEQVQ4jcWTwRHFIAhELcVSKMVSthRLoZTthBzE/41i4i3O5CLwgHWT0nRY1QiYipgm/0SMgLGqzflLseahSGAUh/n9FjIWE1iSWLXBdhAKTPNDh94ktcniQLkHWNoK433YiGijzcXhFAjWYGnUW5JMQNel566AFAP6s44rrBpEKwiW19AssdA/EYcA4R7If0NRHszUnReJdu7CjYmOT6jwN5ADW79D/Od6E/ACv9IJS+7RT+YAAAAASUVORK5CYII="&gt;Debian (Ubuntu is based on Debian)&lt;/A&gt;</text:p>
      <text:p text:style-name="P163"><text:s text:c="4"/>&lt;/DL&gt;&lt;p&gt;</text:p>
      <text:p text:style-name="P163"><text:s text:c="4"/>&lt;DT&gt;&lt;H3 ADD_DATE="1482098939" LAST_MODIFIED="1482098939"&gt;Mozilla Firefox&lt;/H3&gt;</text:p>
      <text:p text:style-name="P163"><text:s text:c="4"/>&lt;DL&gt;&lt;p&gt;</text:p>
      <text:p text:style-name="P163"><text:s text:c="8"/>&lt;DT&gt;&lt;A HREF="https://www.mozilla.org/en-US/firefox/help/" ADD_DATE="1482098939" LAST_MODIFIED="1482098939" ICON_URI="http://www.mozilla.org/2005/made-up-favicon/5-1482098939774" ICON="data:image/png;base64,iVBORw0KGgoAAAANSUhEUgAAABAAAAAQCAYAAAAf8/9hAAAABmJLR0QA/wD/AP+gvaeTAAAACXBIWXMAAAsTAAALEwEAmpwYAAAAB3RJTUUH3gwMDAsTBZbkNwAAAB1pVFh0Q29tbWVudAAAAAAAQ3JlYXRlZCB3aXRoIEdJTVBkLmUHAAABNElEQVQ4y8WSsU0DURBE3yyWIaAJaqAAN4DPSL6AlIACKIEOyJEgRsIgOOkiInJqgAKowNg7BHdn7MOksNl+zZ//dvbDf5cAiklp22BdVtXdeTEpDYDB9m1VzU6OJuVp2NdEQCaI96fH2YHG4+mDduKYNMYINTcjcGbXzQVDEAphG0k48zUsajIbnAiMIXThpW8EICE0RAK4dvoKg9NIcTiQ589otyHOZLnwqK5nLwBFUZ4igc3iM0d1ff8CMC6mZ6Ihiaqq3gi1aUAnArD00SW1fq5OLBg0ymYmSZsR2/t4e/rGyCLW0sbp3oq+yTYqVgytQWui2FS7XYF7GFprY921T4CNQt8zr47dNzCkIX7y/jBtH+v+RGMQrc828W8pApnZbmEVQp/Ae7BlOy2ttib81/UFc+WRWEbjckIAAAAASUVORK5CYII="&gt;Help and Tutorials&lt;/A&gt;</text:p>
      <text:p text:style-name="P163"><text:s text:c="8"/>&lt;DT&gt;&lt;A HREF="https://www.mozilla.org/en-US/firefox/customize/" ADD_DATE="1482098939" LAST_MODIFIED="1482098939" ICON_URI="http://www.mozilla.org/2005/made-up-favicon/6-1482098939775" ICON="data:image/png;base64,iVBORw0KGgoAAAANSUhEUgAAABAAAAAQCAYAAAAf8/9hAAAABmJLR0QA/wD/AP+gvaeTAAAACXBIWXMAAAsTAAALEwEAmpwYAAAAB3RJTUUH3gwMDAsTBZbkNwAAAB1pVFh0Q29tbWVudAAAAAAAQ3JlYXRlZCB3aXRoIEdJTVBkLmUHAAABNElEQVQ4y8WSsU0DURBE3yyWIaAJaqAAN4DPSL6AlIACKIEOyJEgRsIgOOkiInJqgAKowNg7BHdn7MOksNl+zZ//dvbDf5cAiklp22BdVtXdeTEpDYDB9m1VzU6OJuVp2NdEQCaI96fH2YHG4+mDduKYNMYINTcjcGbXzQVDEAphG0k48zUsajIbnAiMIXThpW8EICE0RAK4dvoKg9NIcTiQ589otyHOZLnwqK5nLwBFUZ4igc3iM0d1ff8CMC6mZ6Ihiaqq3gi1aUAnArD00SW1fq5OLBg0ymYmSZsR2/t4e/rGyCLW0sbp3oq+yTYqVgytQWui2FS7XYF7GFprY921T4CNQt8zr47dNzCkIX7y/jBtH+v+RGMQrc828W8pApnZbmEVQp/Ae7BlOy2ttib81/UFc+WRWEbjckIAAAAASUVORK5CYII="&gt;Customize Firefox&lt;/A&gt;</text:p>
      <text:p text:style-name="P163"><text:soft-page-break/><text:s text:c="8"/>&lt;DT&gt;&lt;A HREF="https://www.mozilla.org/en-US/contribute/" ADD_DATE="1482098939" LAST_MODIFIED="1482098939" ICON_URI="http://www.mozilla.org/2005/made-up-favicon/7-1482098939776" ICON="data:image/png;base64,iVBORw0KGgoAAAANSUhEUgAAABAAAAAQCAYAAAAf8/9hAAAABmJLR0QA/wD/AP+gvaeTAAAACXBIWXMAAAsTAAALEwEAmpwYAAAAB3RJTUUH3gwMDAsTBZbkNwAAAB1pVFh0Q29tbWVudAAAAAAAQ3JlYXRlZCB3aXRoIEdJTVBkLmUHAAABNElEQVQ4y8WSsU0DURBE3yyWIaAJaqAAN4DPSL6AlIACKIEOyJEgRsIgOOkiInJqgAKowNg7BHdn7MOksNl+zZ//dvbDf5cAiklp22BdVtXdeTEpDYDB9m1VzU6OJuVp2NdEQCaI96fH2YHG4+mDduKYNMYINTcjcGbXzQVDEAphG0k48zUsajIbnAiMIXThpW8EICE0RAK4dvoKg9NIcTiQ589otyHOZLnwqK5nLwBFUZ4igc3iM0d1ff8CMC6mZ6Ihiaqq3gi1aUAnArD00SW1fq5OLBg0ymYmSZsR2/t4e/rGyCLW0sbp3oq+yTYqVgytQWui2FS7XYF7GFprY921T4CNQt8zr47dNzCkIX7y/jBtH+v+RGMQrc828W8pApnZbmEVQp/Ae7BlOy2ttib81/UFc+WRWEbjckIAAAAASUVORK5CYII="&gt;Get Involved&lt;/A&gt;</text:p>
      <text:p text:style-name="P163"><text:s text:c="8"/>&lt;DT&gt;&lt;A HREF="https://www.mozilla.org/en-US/about/" ADD_DATE="1482098939" LAST_MODIFIED="1482098939" ICON_URI="http://www.mozilla.org/2005/made-up-favicon/8-1482098939777" ICON="data:image/png;base64,iVBORw0KGgoAAAANSUhEUgAAABAAAAAQCAYAAAAf8/9hAAAABmJLR0QA/wD/AP+gvaeTAAAACXBIWXMAAAsTAAALEwEAmpwYAAAAB3RJTUUH3gwMDAsTBZbkNwAAAB1pVFh0Q29tbWVudAAAAAAAQ3JlYXRlZCB3aXRoIEdJTVBkLmUHAAABNElEQVQ4y8WSsU0DURBE3yyWIaAJaqAAN4DPSL6AlIACKIEOyJEgRsIgOOkiInJqgAKowNg7BHdn7MOksNl+zZ//dvbDf5cAiklp22BdVtXdeTEpDYDB9m1VzU6OJuVp2NdEQCaI96fH2YHG4+mDduKYNMYINTcjcGbXzQVDEAphG0k48zUsajIbnAiMIXThpW8EICE0RAK4dvoKg9NIcTiQ589otyHOZLnwqK5nLwBFUZ4igc3iM0d1ff8CMC6mZ6Ihiaqq3gi1aUAnArD00SW1fq5OLBg0ymYmSZsR2/t4e/rGyCLW0sbp3oq+yTYqVgytQWui2FS7XYF7GFprY921T4CNQt8zr47dNzCkIX7y/jBtH+v+RGMQrc828W8pApnZbmEVQp/Ae7BlOy2ttib81/UFc+WRWEbjckIAAAAASUVORK5CYII="&gt;About Us&lt;/A&gt;</text:p>
      <text:p text:style-name="P163"><text:s text:c="4"/>&lt;/DL&gt;&lt;p&gt;</text:p>
      <text:p text:style-name="P163"><text:s text:c="4"/>&lt;DT&gt;&lt;H3 ADD_DATE="1482098938" LAST_MODIFIED="1492714160" PERSONAL_TOOLBAR_FOLDER="true"&gt;Bookmarks Toolbar&lt;/H3&gt;</text:p>
      <text:p text:style-name="P163"><text:s text:c="4"/>&lt;DD&gt;Add bookmarks to this folder to see them displayed on the Bookmarks Toolbar</text:p>
      <text:p text:style-name="P163"><text:s text:c="4"/>&lt;DL&gt;&lt;p&gt;</text:p>
      <text:p text:style-name="P163"><text:s text:c="8"/>&lt;DT&gt;&lt;H3 ADD_DATE="1492710468" LAST_MODIFIED="1492714454"&gt;Docker&lt;/H3&gt;</text:p>
      <text:p text:style-name="P163"><text:s text:c="8"/>&lt;DL&gt;&lt;p&gt;</text:p>
      <text:p text:style-name="P163"><text:s text:c="12"/>&lt;DT&gt;&lt;A HREF="https://hub.docker.com/" ADD_DATE="1492710455" LAST_MODIFIED="1492714195" ICON_URI="https://hub.docker.com/favicon.ico" ICON="data:image/png;base64,iVBORw0KGgoAAAANSUhEUgAAACAAAAAgCAYAAABzenr0AAAGz0lEQVRYhe2Wf1BTVxbHT4hBAflRRegqooiU5L0XYjYJRFgUu7udOlWwLW9xt/6gdhsXf1emg9VR6Sqt61YXFcvvlgiYEBJEEAIJ6CqlncJUVLoUERUUwSQogt2ukLx79g9A6Q+t3Tq7szN+Z+689+69734/c+6dcy7AU/0fiidTqQQyVaZApsoUAMvy/9dA/13JFi4JVCQkGaRb9+vl7+w3KNgVG0eGnJ60l5NMpRLASKNZ1lmmUglki9lfSTONKPz0LopP21ARv74MAOARW+EEALwnRjVHqZzJ5J4amnUWMbhxaEjxZmLBGKMnp7DFcUrJsoSPmNc3ZkhWrM0IXbY2Q656O0Px+oYSybYDRJheyTFpx1GxbPUwwPcj4AQAEBEVpQwNCQl4XF8nmmadQaYShPxBleCdY0YXXRN65Z5EaY4JRad7kSm/iM/uzuWcj9Rzrh+fwpDXErQQlTwOouInjIHgAQBEA7hT72s+o5NzOxRTJ00fA/rj0RKt2vDyeE3DEJhu3HPSnh1iNA1DAecQg+r67V4HSwmYuhxwoh3p+E153/97GCQsLGyBOLvuX8yZeyh+a0/Jj5rKo1+JUMT8fkdozNIkGbuy2G9XFpm8r4ibujuXSHdlETr3JBGnlZGZWz7gJu0r4qbsLUBZ3BtNoTFLk+RLlu4MjY5jAQBAphIAAIjj1rEh6gYU1nMck/l36/Oz/dlfR8yPjJTQod8B1vGBZfniFQl7JmWb0S2vDr0PlaI424zBFe1EdOQT9Nmdiy7qOpyYbkRmv44En2gnoqIvcMbOD9FNXYfuRz5BZtVb9cCyfD+WdQGVShAaMT+SyTozQNVzhFY3OPy3ZQz4HKi85ZNabmFUSQ3PS6UzvsUhTEjayi9tsUN11+D4o42cqKwNA5sRg8w3cGJaOYKpC8HwJYryzmDgBcSg+gH03V/EgalrCKq77MHrtlePXQ8B+PS29M+F5ts4sdJyj1fWTfgVVpysaUbR6nfKFwJ4gOw3rGdk5IKYBYzopV8uitV4780n7qkGh++uHCL5QINUwaeEOXQMpyX9Fd0PHsNn9uSj5N10QuXXEyarGmclvse5p+o5z1Q9kfwu/tx8iloYLpfGzon746bg3epsKs1om6K/RHz/Vo5+e3XovzOnRxy/Oe0F34k+AACgjHk1LGBH5qD/xw1fi9UNdmFBEwYXnieigiakC88hrWlG+uh5pPLPorDwPIoKzyFd0DTSfwGpgiYiPHqBCAvPI61u5Bh14zfivAa7RPcVMuY+nFTdh17pp1C5KDY5/MXFikV+U4K+Ffa5scvCnz1Yid61Xzto8x2kzHeQMvchVdM/3Mx3kKq5g1RNP9Ijz/v95gf9dE0/UrUDKKwdQLr2LgbX9Du8S6/dG2focDy3+S9XFwKMf7A3yIPR7BgRESWfmlLo8KywOuiKHo6qs<text:soft-page-break/>hKR0UooowVpoxVpoxUpowWpSgtSRitSRivSY8boKiuhqmxkeNxCGKONC6roIV7FbYRX0unwPWxCefTSVcOHneXDd9PyKy4ufn7bM1snlN8gwoqbDspoxWGAUXMr0uY+FFX3Dn9X2UYgbEiPvI/OpY1W9C/vQjddG+Ebrgx6aL9C+s2kSh3Aw0s2AvDoP23J9tC2oI/ROhRi6kWmyooS0y2kTbcx7GQfbsorwbiT13B2ZS8yYyBGQZgqGwZV9ODkYx3EuegiERS32130l3F24r7LvxXNGt3zhxekBUplxPSU/H+OK2h2+GjbHDPKesgv9B1kWkEzkZZ34JLDelxc1oJBVbfuR4WpsiFdZcXAipvEt7QTJxS3EWdtKxEYrjpci9sxMOlgz7y5c8NHLB6ZenkAANJXl+94OcOAqsqz3BrTBXtKwxXUNLfjuvprRHTqG6SqbyNjtCBttGFwpYVML79BJhsuo2vRRSLQtnICfbtdUNKJXvlNKNqY0jRPIpc+yvSHIJxiN28/kHHmC/z8+k1s7rYMftlz0157pZuTnrhK3PRXyRTDZfTUXyKuRa1kQtFFx7jidju/9Prg+GOd6KFtwWnva+9KX1uT8ZInPDOy7k+/rslXrF+9Jf94q7rxH2i63otNPTbUXermZKYOjm/o5Pil1wm/rBudj3ehp7YFfbNOo9+u/B5mVaJmXnj4vAcrJf9H94PRg+If9XbK2jWpWSWJh3O639Ucx6SSWpxzqBT9duRgwNbDvYGJ+z57bsOfM6Xs8jdeDPAJ+bnG98WyLB/wPogAwM0XXlgeoEhInhW3cmWgUqmcGe3tOnU9gAeOPdms7vHq/GPKidXp+DicsR4i5AEi77EvGD9DvIe0p3qqJ6J/A36aqpS4qy60AAAAAElFTkSuQmCC" LAST_CHARSET="UTF-8"&gt;Docker Hub Home&lt;/A&gt;</text:p>
      <text:p text:style-name="P163"><text:s text:c="12"/>&lt;DD&gt;</text:p>
      <text:p text:style-name="P163"><text:s text:c="12"/>&lt;DT&gt;&lt;A HREF="https://hub.docker.com/_/mongo/" ADD_DATE="1492714099" LAST_MODIFIED="1492714121" ICON_URI="https://hub.docker.com/favicon.ico" ICON="data:image/png;base64,iVBORw0KGgoAAAANSUhEUgAAACAAAAAgCAYAAABzenr0AAAGz0lEQVRYhe2Wf1BTVxbHT4hBAflRRegqooiU5L0XYjYJRFgUu7udOlWwLW9xt/6gdhsXf1emg9VR6Sqt61YXFcvvlgiYEBJEEAIJ6CqlncJUVLoUERUUwSQogt2ukLx79g9A6Q+t3Tq7szN+Z+689+69734/c+6dcy7AU/0fiidTqQQyVaZApsoUAMvy/9dA/13JFi4JVCQkGaRb9+vl7+w3KNgVG0eGnJ60l5NMpRLASKNZ1lmmUglki9lfSTONKPz0LopP21ARv74MAOARW+EEALwnRjVHqZzJ5J4amnUWMbhxaEjxZmLBGKMnp7DFcUrJsoSPmNc3ZkhWrM0IXbY2Q656O0Px+oYSybYDRJheyTFpx1GxbPUwwPcj4AQAEBEVpQwNCQl4XF8nmmadQaYShPxBleCdY0YXXRN65Z5EaY4JRad7kSm/iM/uzuWcj9Rzrh+fwpDXErQQlTwOouInjIHgAQBEA7hT72s+o5NzOxRTJ00fA/rj0RKt2vDyeE3DEJhu3HPSnh1iNA1DAecQg+r67V4HSwmYuhxwoh3p+E153/97GCQsLGyBOLvuX8yZeyh+a0/Jj5rKo1+JUMT8fkdozNIkGbuy2G9XFpm8r4ibujuXSHdlETr3JBGnlZGZWz7gJu0r4qbsLUBZ3BtNoTFLk+RLlu4MjY5jAQBAphIAAIjj1rEh6gYU1nMck/l36/Oz/dlfR8yPjJTQod8B1vGBZfniFQl7JmWb0S2vDr0PlaI424zBFe1EdOQT9Nmdiy7qOpyYbkRmv44En2gnoqIvcMbOD9FNXYfuRz5BZtVb9cCyfD+WdQGVShAaMT+SyTozQNVzhFY3OPy3ZQz4HKi85ZNabmFUSQ3PS6UzvsUhTEjayi9tsUN11+D4o42cqKwNA5sRg8w3cGJaOYKpC8HwJYryzmDgBcSg+gH03V/EgalrCKq77MHrtlePXQ8B+PS29M+F5ts4sdJyj1fWTfgVVpysaUbR6nfKFwJ4gOw3rGdk5IKYBYzopV8uitV4780n7qkGh++uHCL5QINUwaeEOXQMpyX9Fd0PHsNn9uSj5N10QuXXEyarGmclvse5p+o5z1Q9kfwu/tx8iloYLpfGzon746bg3epsKs1om6K/RHz/Vo5+e3XovzOnRxy/Oe0F34k+AACgjHk1LGBH5qD/xw1fi9UNdmFBEwYXnieigiakC88hrWlG+uh5pPLPorDwPIoKzyFd0DTSfwGpgiYiPHqBCAvPI61u5Bh14zfivAa7RPcVMuY+nFTdh17pp1C5KDY5/MXFikV+U4K+Ffa5scvCnz1Yid61Xzto8x2kzHeQMvchVdM/3Mx3kKq5g1RNP9Ijz/v95gf9dE0/UrUDKKwdQLr2LgbX9Du8S6/dG2focDy3+S9XFwKMf7A3yIPR7BgRESWfmlLo8KywOuiKHo6qshKR0UooowVpoxVpoxUpowWpSgtSRitSRivSY8boKiuhqmxkeNxCGKONC6roIV7FbYRX0unwPWxCefTSVcOHneXDd9PyKy4ufn7bM1snlN8gwoqbDspoxWGAUXMr0uY+FFX3Dn9X2UYgbEiPvI/OpY1W9C/vQjddG+Ebrgx6aL9C+s2kSh3Aw0s2AvDoP23J9tC2oI/ROhRi6kWmyooS0y2kTbcx7GQfbsorwbiT13B2ZS8yYyBGQZgqGwZV9ODkYx3EuegiERS32130l3F24r7LvxXNGt3zhxekBUplxPSU/H+OK2h2+GjbHDPKesgv9B1kWkEzkZZ34JLDelxc1oJBVbfuR4WpsiFdZcXAipvEt7QTJxS3EWdtKxEYrjpci9sxMOlgz7y5c8NHLB6ZenkAANJXl+94OcOAqsqz3BrTBXtKwxXUNLfjuvprRHTqG6SqbyNjtCBttGFwpYVML79BJhsuo2vRRSLQtnICfbtdUNKJXvlNKNqY0jRPIpc+yvSHIJxiN28/kHHmC/z8+k1s7rYMftlz0157pZuTnrhK3PRXyRTDZfTUXyKuRa1kQtFFx7jidju/9Prg+GOd6KFtwWnva+9KX1uT8ZInPDOy7k+/rslXrF+9Jf94q7rxH2i63otNPTbUXermZKYOjm/o5Pil1wm/rBudj3ehp7YFfbNOo9+u/B5mVaJmXnj4vAcrJf9H94PRg+If9XbK2jWpWSWJh3O639Ucx6SSWpxzqBT9duRgwNbDvYGJ+z57bsOfM6Xs8jdeDPAJ+bnG98WyLB/wPogAwM0XXlgeoEhInhW3cmWgUqmcGe3tOnU9gAeOPdms7vHq/GPKidXp+DicsR4i5AEi77EvGD9DvIe0p3qqJ6J/A36aqpS4qy60AAAAAElFTkSuQmCC" LAST_CHARSET="UTF-8"&gt;Mongo Official Repository&lt;/A&gt;</text:p>
      <text:p text:style-name="P163"><text:s text:c="12"/>&lt;DD&gt;</text:p>
      <text:p text:style-name="P163"><text:s text:c="12"/>&lt;DT&gt;&lt;A HREF="https://hub.docker.com/_/neo4j/" ADD_DATE="1492710576" LAST_MODIFIED="1492710614" ICON_URI="https://hub.docker.com/favicon.ico" ICON="data:image/png;base64,iVBORw0KGgoAAAANSUhEUgAAACAAAAAgCAYAAABzenr0AAAGz0lEQVRYhe2Wf1BTVxbHT4hBAflRRegqooiU5L0XYjYJRFgUu7udOlWwLW9xt/6gdhsXf1emg9VR6Sqt61YXFcvvlgiYEBJEEAIJ6CqlncJUVLoUERUUwSQogt2ukLx79g9A6Q+t3Tq7szN+Z+689+69734/c+6dc<text:soft-page-break/>y7AU/0fiidTqQQyVaZApsoUAMvy/9dA/13JFi4JVCQkGaRb9+vl7+w3KNgVG0eGnJ60l5NMpRLASKNZ1lmmUglki9lfSTONKPz0LopP21ARv74MAOARW+EEALwnRjVHqZzJ5J4amnUWMbhxaEjxZmLBGKMnp7DFcUrJsoSPmNc3ZkhWrM0IXbY2Q656O0Px+oYSybYDRJheyTFpx1GxbPUwwPcj4AQAEBEVpQwNCQl4XF8nmmadQaYShPxBleCdY0YXXRN65Z5EaY4JRad7kSm/iM/uzuWcj9Rzrh+fwpDXErQQlTwOouInjIHgAQBEA7hT72s+o5NzOxRTJ00fA/rj0RKt2vDyeE3DEJhu3HPSnh1iNA1DAecQg+r67V4HSwmYuhxwoh3p+E153/97GCQsLGyBOLvuX8yZeyh+a0/Jj5rKo1+JUMT8fkdozNIkGbuy2G9XFpm8r4ibujuXSHdlETr3JBGnlZGZWz7gJu0r4qbsLUBZ3BtNoTFLk+RLlu4MjY5jAQBAphIAAIjj1rEh6gYU1nMck/l36/Oz/dlfR8yPjJTQod8B1vGBZfniFQl7JmWb0S2vDr0PlaI424zBFe1EdOQT9Nmdiy7qOpyYbkRmv44En2gnoqIvcMbOD9FNXYfuRz5BZtVb9cCyfD+WdQGVShAaMT+SyTozQNVzhFY3OPy3ZQz4HKi85ZNabmFUSQ3PS6UzvsUhTEjayi9tsUN11+D4o42cqKwNA5sRg8w3cGJaOYKpC8HwJYryzmDgBcSg+gH03V/EgalrCKq77MHrtlePXQ8B+PS29M+F5ts4sdJyj1fWTfgVVpysaUbR6nfKFwJ4gOw3rGdk5IKYBYzopV8uitV4780n7qkGh++uHCL5QINUwaeEOXQMpyX9Fd0PHsNn9uSj5N10QuXXEyarGmclvse5p+o5z1Q9kfwu/tx8iloYLpfGzon746bg3epsKs1om6K/RHz/Vo5+e3XovzOnRxy/Oe0F34k+AACgjHk1LGBH5qD/xw1fi9UNdmFBEwYXnieigiakC88hrWlG+uh5pPLPorDwPIoKzyFd0DTSfwGpgiYiPHqBCAvPI61u5Bh14zfivAa7RPcVMuY+nFTdh17pp1C5KDY5/MXFikV+U4K+Ffa5scvCnz1Yid61Xzto8x2kzHeQMvchVdM/3Mx3kKq5g1RNP9Ijz/v95gf9dE0/UrUDKKwdQLr2LgbX9Du8S6/dG2focDy3+S9XFwKMf7A3yIPR7BgRESWfmlLo8KywOuiKHo6qshKR0UooowVpoxVpoxUpowWpSgtSRitSRivSY8boKiuhqmxkeNxCGKONC6roIV7FbYRX0unwPWxCefTSVcOHneXDd9PyKy4ufn7bM1snlN8gwoqbDspoxWGAUXMr0uY+FFX3Dn9X2UYgbEiPvI/OpY1W9C/vQjddG+Ebrgx6aL9C+s2kSh3Aw0s2AvDoP23J9tC2oI/ROhRi6kWmyooS0y2kTbcx7GQfbsorwbiT13B2ZS8yYyBGQZgqGwZV9ODkYx3EuegiERS32130l3F24r7LvxXNGt3zhxekBUplxPSU/H+OK2h2+GjbHDPKesgv9B1kWkEzkZZ34JLDelxc1oJBVbfuR4WpsiFdZcXAipvEt7QTJxS3EWdtKxEYrjpci9sxMOlgz7y5c8NHLB6ZenkAANJXl+94OcOAqsqz3BrTBXtKwxXUNLfjuvprRHTqG6SqbyNjtCBttGFwpYVML79BJhsuo2vRRSLQtnICfbtdUNKJXvlNKNqY0jRPIpc+yvSHIJxiN28/kHHmC/z8+k1s7rYMftlz0157pZuTnrhK3PRXyRTDZfTUXyKuRa1kQtFFx7jidju/9Prg+GOd6KFtwWnva+9KX1uT8ZInPDOy7k+/rslXrF+9Jf94q7rxH2i63otNPTbUXermZKYOjm/o5Pil1wm/rBudj3ehp7YFfbNOo9+u/B5mVaJmXnj4vAcrJf9H94PRg+If9XbK2jWpWSWJh3O639Ucx6SSWpxzqBT9duRgwNbDvYGJ+z57bsOfM6Xs8jdeDPAJ+bnG98WyLB/wPogAwM0XXlgeoEhInhW3cmWgUqmcGe3tOnU9gAeOPdms7vHq/GPKidXp+DicsR4i5AEi77EvGD9DvIe0p3qqJ6J/A36aqpS4qy60AAAAAElFTkSuQmCC" LAST_CHARSET="UTF-8"&gt;Neo4J Offical Repository&lt;/A&gt;</text:p>
      <text:p text:style-name="P163"><text:s text:c="12"/>&lt;DD&gt;</text:p>
      <text:p text:style-name="P163"><text:s text:c="12"/>&lt;DT&gt;&lt;A HREF="https://hub.docker.com/_/cassandra/" ADD_DATE="1492714362" LAST_MODIFIED="1492714385" ICON_URI="https://hub.docker.com/favicon.ico" ICON="data:image/png;base64,iVBORw0KGgoAAAANSUhEUgAAACAAAAAgCAYAAABzenr0AAAGz0lEQVRYhe2Wf1BTVxbHT4hBAflRRegqooiU5L0XYjYJRFgUu7udOlWwLW9xt/6gdhsXf1emg9VR6Sqt61YXFcvvlgiYEBJEEAIJ6CqlncJUVLoUERUUwSQogt2ukLx79g9A6Q+t3Tq7szN+Z+689+69734/c+6dcy7AU/0fiidTqQQyVaZApsoUAMvy/9dA/13JFi4JVCQkGaRb9+vl7+w3KNgVG0eGnJ60l5NMpRLASKNZ1lmmUglki9lfSTONKPz0LopP21ARv74MAOARW+EEALwnRjVHqZzJ5J4amnUWMbhxaEjxZmLBGKMnp7DFcUrJsoSPmNc3ZkhWrM0IXbY2Q656O0Px+oYSybYDRJheyTFpx1GxbPUwwPcj4AQAEBEVpQwNCQl4XF8nmmadQaYShPxBleCdY0YXXRN65Z5EaY4JRad7kSm/iM/uzuWcj9Rzrh+fwpDXErQQlTwOouInjIHgAQBEA7hT72s+o5NzOxRTJ00fA/rj0RKt2vDyeE3DEJhu3HPSnh1iNA1DAecQg+r67V4HSwmYuhxwoh3p+E153/97GCQsLGyBOLvuX8yZeyh+a0/Jj5rKo1+JUMT8fkdozNIkGbuy2G9XFpm8r4ibujuXSHdlETr3JBGnlZGZWz7gJu0r4qbsLUBZ3BtNoTFLk+RLlu4MjY5jAQBAphIAAIjj1rEh6gYU1nMck/l36/Oz/dlfR8yPjJTQod8B1vGBZfniFQl7JmWb0S2vDr0PlaI424zBFe1EdOQT9Nmdiy7qOpyYbkRmv44En2gnoqIvcMbOD9FNXYfuRz5BZtVb9cCyfD+WdQGVShAaMT+SyTozQNVzhFY3OPy3ZQz4HKi85ZNabmFUSQ3PS6UzvsUhTEjayi9tsUN11+D4o42cqKwNA5sRg8w3cGJaOYKpC8HwJYryzmDgBcSg+gH03V/EgalrCKq77MHrtlePXQ8B+PS29M+F5ts4sdJyj1fWTfgVVpysaUbR6nfKFwJ4gOw3rGdk5IKYBYzopV8uitV4780n7qkGh++uHCL5QINUwaeEOXQMpyX9Fd0PHsNn9uSj5N10QuXXEyarGmclvse5p+o5z1Q9kfwu/tx8iloYLpfGzon746bg3epsKs1om6K/RHz/Vo5+e3XovzOnRxy/Oe0F34k+AACgjHk1LGBH5qD/xw1fi9UNdmFBEwYXnieigiakC88hrWlG+uh5pPLPorDwPIoKzyFd0DTSfwGpgiYiPHqBCAvPI61u5Bh14zfivAa7RPcVMuY+nFTdh17pp1C5KDY5/MXFikV+U4K+Ffa5scvCnz1Yid61Xzto8x2kzHeQMvchVdM/3Mx3kKq5g1RNP9Ijz/v95gf9dE0/UrUDKKwdQLr2LgbX9Du8S6/dG2focDy3+S9XFwKMf7A3yIPR7BgRESWfmlLo8KywOuiKHo6qshKR0UooowVpoxVpoxUpowWpSgtSRitSRivSY8boKiuhqmxkeNxCGKONC6roIV7FbYRX0unwPWxCef<text:soft-page-break/>TSVcOHneXDd9PyKy4ufn7bM1snlN8gwoqbDspoxWGAUXMr0uY+FFX3Dn9X2UYgbEiPvI/OpY1W9C/vQjddG+Ebrgx6aL9C+s2kSh3Aw0s2AvDoP23J9tC2oI/ROhRi6kWmyooS0y2kTbcx7GQfbsorwbiT13B2ZS8yYyBGQZgqGwZV9ODkYx3EuegiERS32130l3F24r7LvxXNGt3zhxekBUplxPSU/H+OK2h2+GjbHDPKesgv9B1kWkEzkZZ34JLDelxc1oJBVbfuR4WpsiFdZcXAipvEt7QTJxS3EWdtKxEYrjpci9sxMOlgz7y5c8NHLB6ZenkAANJXl+94OcOAqsqz3BrTBXtKwxXUNLfjuvprRHTqG6SqbyNjtCBttGFwpYVML79BJhsuo2vRRSLQtnICfbtdUNKJXvlNKNqY0jRPIpc+yvSHIJxiN28/kHHmC/z8+k1s7rYMftlz0157pZuTnrhK3PRXyRTDZfTUXyKuRa1kQtFFx7jidju/9Prg+GOd6KFtwWnva+9KX1uT8ZInPDOy7k+/rslXrF+9Jf94q7rxH2i63otNPTbUXermZKYOjm/o5Pil1wm/rBudj3ehp7YFfbNOo9+u/B5mVaJmXnj4vAcrJf9H94PRg+If9XbK2jWpWSWJh3O639Ucx6SSWpxzqBT9duRgwNbDvYGJ+z57bsOfM6Xs8jdeDPAJ+bnG98WyLB/wPogAwM0XXlgeoEhInhW3cmWgUqmcGe3tOnU9gAeOPdms7vHq/GPKidXp+DicsR4i5AEi77EvGD9DvIe0p3qqJ6J/A36aqpS4qy60AAAAAElFTkSuQmCC" LAST_CHARSET="UTF-8"&gt;Cassandra Official Repository&lt;/A&gt;</text:p>
      <text:p text:style-name="P163"><text:s text:c="12"/>&lt;DD&gt;</text:p>
      <text:p text:style-name="P163"><text:s text:c="12"/>&lt;DT&gt;&lt;A HREF="https://hub.docker.com/_/redis/" ADD_DATE="1492714448" LAST_MODIFIED="1492714468" ICON_URI="https://hub.docker.com/favicon.ico" ICON="data:image/png;base64,iVBORw0KGgoAAAANSUhEUgAAACAAAAAgCAYAAABzenr0AAAGz0lEQVRYhe2Wf1BTVxbHT4hBAflRRegqooiU5L0XYjYJRFgUu7udOlWwLW9xt/6gdhsXf1emg9VR6Sqt61YXFcvvlgiYEBJEEAIJ6CqlncJUVLoUERUUwSQogt2ukLx79g9A6Q+t3Tq7szN+Z+689+69734/c+6dcy7AU/0fiidTqQQyVaZApsoUAMvy/9dA/13JFi4JVCQkGaRb9+vl7+w3KNgVG0eGnJ60l5NMpRLASKNZ1lmmUglki9lfSTONKPz0LopP21ARv74MAOARW+EEALwnRjVHqZzJ5J4amnUWMbhxaEjxZmLBGKMnp7DFcUrJsoSPmNc3ZkhWrM0IXbY2Q656O0Px+oYSybYDRJheyTFpx1GxbPUwwPcj4AQAEBEVpQwNCQl4XF8nmmadQaYShPxBleCdY0YXXRN65Z5EaY4JRad7kSm/iM/uzuWcj9Rzrh+fwpDXErQQlTwOouInjIHgAQBEA7hT72s+o5NzOxRTJ00fA/rj0RKt2vDyeE3DEJhu3HPSnh1iNA1DAecQg+r67V4HSwmYuhxwoh3p+E153/97GCQsLGyBOLvuX8yZeyh+a0/Jj5rKo1+JUMT8fkdozNIkGbuy2G9XFpm8r4ibujuXSHdlETr3JBGnlZGZWz7gJu0r4qbsLUBZ3BtNoTFLk+RLlu4MjY5jAQBAphIAAIjj1rEh6gYU1nMck/l36/Oz/dlfR8yPjJTQod8B1vGBZfniFQl7JmWb0S2vDr0PlaI424zBFe1EdOQT9Nmdiy7qOpyYbkRmv44En2gnoqIvcMbOD9FNXYfuRz5BZtVb9cCyfD+WdQGVShAaMT+SyTozQNVzhFY3OPy3ZQz4HKi85ZNabmFUSQ3PS6UzvsUhTEjayi9tsUN11+D4o42cqKwNA5sRg8w3cGJaOYKpC8HwJYryzmDgBcSg+gH03V/EgalrCKq77MHrtlePXQ8B+PS29M+F5ts4sdJyj1fWTfgVVpysaUbR6nfKFwJ4gOw3rGdk5IKYBYzopV8uitV4780n7qkGh++uHCL5QINUwaeEOXQMpyX9Fd0PHsNn9uSj5N10QuXXEyarGmclvse5p+o5z1Q9kfwu/tx8iloYLpfGzon746bg3epsKs1om6K/RHz/Vo5+e3XovzOnRxy/Oe0F34k+AACgjHk1LGBH5qD/xw1fi9UNdmFBEwYXnieigiakC88hrWlG+uh5pPLPorDwPIoKzyFd0DTSfwGpgiYiPHqBCAvPI61u5Bh14zfivAa7RPcVMuY+nFTdh17pp1C5KDY5/MXFikV+U4K+Ffa5scvCnz1Yid61Xzto8x2kzHeQMvchVdM/3Mx3kKq5g1RNP9Ijz/v95gf9dE0/UrUDKKwdQLr2LgbX9Du8S6/dG2focDy3+S9XFwKMf7A3yIPR7BgRESWfmlLo8KywOuiKHo6qshKR0UooowVpoxVpoxUpowWpSgtSRitSRivSY8boKiuhqmxkeNxCGKONC6roIV7FbYRX0unwPWxCefTSVcOHneXDd9PyKy4ufn7bM1snlN8gwoqbDspoxWGAUXMr0uY+FFX3Dn9X2UYgbEiPvI/OpY1W9C/vQjddG+Ebrgx6aL9C+s2kSh3Aw0s2AvDoP23J9tC2oI/ROhRi6kWmyooS0y2kTbcx7GQfbsorwbiT13B2ZS8yYyBGQZgqGwZV9ODkYx3EuegiERS32130l3F24r7LvxXNGt3zhxekBUplxPSU/H+OK2h2+GjbHDPKesgv9B1kWkEzkZZ34JLDelxc1oJBVbfuR4WpsiFdZcXAipvEt7QTJxS3EWdtKxEYrjpci9sxMOlgz7y5c8NHLB6ZenkAANJXl+94OcOAqsqz3BrTBXtKwxXUNLfjuvprRHTqG6SqbyNjtCBttGFwpYVML79BJhsuo2vRRSLQtnICfbtdUNKJXvlNKNqY0jRPIpc+yvSHIJxiN28/kHHmC/z8+k1s7rYMftlz0157pZuTnrhK3PRXyRTDZfTUXyKuRa1kQtFFx7jidju/9Prg+GOd6KFtwWnva+9KX1uT8ZInPDOy7k+/rslXrF+9Jf94q7rxH2i63otNPTbUXermZKYOjm/o5Pil1wm/rBudj3ehp7YFfbNOo9+u/B5mVaJmXnj4vAcrJf9H94PRg+If9XbK2jWpWSWJh3O639Ucx6SSWpxzqBT9duRgwNbDvYGJ+z57bsOfM6Xs8jdeDPAJ+bnG98WyLB/wPogAwM0XXlgeoEhInhW3cmWgUqmcGe3tOnU9gAeOPdms7vHq/GPKidXp+DicsR4i5AEi77EvGD9DvIe0p3qqJ6J/A36aqpS4qy60AAAAAElFTkSuQmCC" LAST_CHARSET="UTF-8"&gt;Redis Official Repository&lt;/A&gt;</text:p>
      <text:p text:style-name="P163"><text:s text:c="12"/>&lt;DD&gt;</text:p>
      <text:p text:style-name="P163"><text:s text:c="8"/>&lt;/DL&gt;&lt;p&gt;</text:p>
      <text:p text:style-name="P163"><text:s text:c="8"/>&lt;DT&gt;&lt;H3 ADD_DATE="1492709088" LAST_MODIFIED="1492709097"&gt;NoSQL&lt;/H3&gt;</text:p>
      <text:p text:style-name="P163"><text:s text:c="8"/>&lt;DL&gt;&lt;p&gt;</text:p>
      <text:p text:style-name="P163"><text:s text:c="12"/>&lt;DT&gt;&lt;H3 ADD_DATE="1492709097" LAST_MODIFIED="1492709103"&gt;Neo4J&lt;/H3&gt;</text:p>
      <text:p text:style-name="P163"><text:s text:c="12"/>&lt;DL&gt;&lt;p&gt;</text:p>
      <text:p text:style-name="P163"><text:soft-page-break/><text:s text:c="16"/>&lt;DT&gt;&lt;A HREF="http://localhost:7474/browser/" ADD_DATE="1492709076" LAST_MODIFIED="1492709116" ICON_URI="http://localhost:7474/browser/images/device-icons/favicon.ico" ICON="data:image/png;base64,iVBORw0KGgoAAAANSUhEUgAAACAAAAAgCAYAAABzenr0AAAGb0lEQVRYhbWXeVRUZRjGX+h0otS09ETbPxZlGZbl0VbLzgyLZEnmlunBbWaAhhmXXMqO4rFhmXsJBhA3AhcWFcnm3pm5gwPMvTPjiKE4A1koKWpFu2WYG5ye/gBkgEEnzfec95975ny/5z7f873fHaJ+6kjzkSHGxh3RJV7DQuPXOyKafq+5u7/f/u9V2fTFSNa1lFtaMa01yTy5/QPr9L8y3cvLCw+ZR9G66hGUUh1DKVXzSC8mkN4+l9Kqoyil8nFKtofcNPzE2RODGddSSzwfDQUn72ijHAmmyH80FamnB2Q5WkYW1l6O3FOPkEwnSC+CGPslYqQfiBEtxNhVpLM+cMMC9n7zWeQSYeoFBSeHkou42gpOBo0wG89us+Hz47+h9Uo7Xt3pweu7vBhf6kFQhgRiJRAjtRPjqCOmZvYNObKtLmO+2vxmD3hHy5FkmYyXi41YUNGEjd4WvFLqwalzF+H95TyG5R7AAIMToworIN+1C5PLC/7+oCqnoLxh0xven/bfF7gDRzdPXGp956I/B7TCuxhVWAFiHAhmJQw0uLDWfQrLpWaM27EPC80p0ArvQW2OQaIpCommGCwW3rm8Too/XOLNjWtqarrjugI+lg4OX2ZbdTKej0CXCAUnR6IpAgvN6RiU7eywurODWSfGlxihtSoQz8vRV3jHsyXCtAubD32yrrm5+TrbohcXP7al6orSooNWmI4k8yRohRlQmNMwfLMdxHTDiXEgvNAGrVUFJSfzs20+QoxyLLFOvVhUn6XoH55ePYJY6QQxDgzJcWLMdgteK9mD57YJGJzt7AlnJdyZ5cJcPgMJvPyacF83ku3Khprv7Q/7F8BIa4iVEJwhQbnvOAx1LQjNqwHpe4I7046wLVXQCPOv+/a+AjSW2PYSb/a7feHJ1nuJEWuJlRCS5YRw8necu9yOcUV1IEb0I8CBF4uM0FhioeQCc0DJRSCBj8b6g2vS/by9+CKx0rkuwOjthzHFeLRj2PSGsxKIcWJCaRnU5kkBw5VcBFR8FDLdKzb6EzDP1944oRG2U2cxrvgWOFCzJrWvANb+sS8g7eAZtF5pR+wXX3WMWz8ZeHRLNTTCgv+UAa0wua3UkzPDjwBR5wsYmuvGC8VHcHe2q0/6uzok04U4PhMJfKBbIMdaUeH1fOd+yJ+A1b6LDzK4kOf5AZu8LR0i/ObAgZEFldBaEwJwoWOS6lz5H/o/gqyk9LU3dMMBeH5pxZGfWxG63t2vC0GsEy8X89Ba45HAy6HoJUTByaHiZFgkzMKb5cVtQ3Pdb/sXwNgnECOe715YwhMFtRhbVIenth7q/zR0juPwwn2Yb9JDK8xBknkS3jdFQ22OgVaYiXjLarxUzOOOTx2/kq7yaf8CdJWhxIgNPRbXi1guncAfl9ow0/R1590vdXev7RhgcOHJAhsmlJYhevd2yHbuxOitVgzJcYJYB4gRHZRuHORfABGR3s72XFREnNCIL3/8C5FlX2FIjgNh+VUY8VklHtgg4fZP/QRUL+H5Ig90Nd8jLP9QzynKSCv6hxMRsdVjiJVafBe8LcOBsPz9iC3fjkTLMmiEOGiE2UgS1HjPuB6P5VchiHVczQ6l25F+8AwAYGHFse4jzIjHKdUedm0BycnBPY4jI+HhjSIUZh3U5jeg5GRQdLaSkyHRFAmNVYvntllBjAOheW5MMR6FbLcX8bbjeHDjgc7tEtuIFRdfG94zCzZiJdyV5UQcb8D7pqh+p52Kk0EtLMP9eXaoq74FAKxyngSl+17d4m5Ksw0OTAAREWMPJ71U+8xWK7TCrD5Hq3erzTGIKSvC2CIPChp+xPhST/f4ZqQqYiqGBw6/6kRt+Fx+0+FE08TrXzCcDAtMn+DOLBeCurLAiu3EinsptfKR/w7vrCz3yg0qPiqAESuDyrwCg3OcXYH7jvTiR5RquueG4UREeV8mpyTwgTmgsqy+NNDg8pJeSiXGHk7JycE3BSci2lW/KXaRMOVS7w/N3p1omoh0l27DIPbYMCIKumlwV53+s/4evXORTcVFXvOKXVU594ytac+z/xvYt/hjxePWiqqj8Xw0FEZ599+1TldW7pt1tsRjmHdL4F0lNO55OnP/yqKVtlk/aYTYKxrLW23LKqb/meZMqi5r2DwJwG23VAARUXNzc0j1t3vHlDbkzin1ZM83NRa/Xn+6/uZSTkT/AqBwSAGykHL0AAAAAElFTkSuQmCC" LAST_CHARSET="UTF-8"&gt;Neo4j Browser&lt;/A&gt;</text:p>
      <text:p text:style-name="P163"><text:s text:c="16"/>&lt;DD&gt;Neo4j Browser</text:p>
      <text:p text:style-name="P163"><text:s text:c="12"/>&lt;/DL&gt;&lt;p&gt;</text:p>
      <text:p text:style-name="P163"><text:s text:c="8"/>&lt;/DL&gt;&lt;p&gt;</text:p>
      <text:p text:style-name="P163"><text:s text:c="8"/>&lt;DT&gt;&lt;H3 ADD_DATE="1482110295" LAST_MODIFIED="1482110540"&gt;MapReduce&lt;/H3&gt;</text:p>
      <text:p text:style-name="P163"><text:s text:c="8"/>&lt;DL&gt;&lt;p&gt;</text:p>
      <text:p text:style-name="P163"><text:s text:c="12"/>&lt;DT&gt;&lt;A HREF="http://localhost:50070/dfshealth.html#tab-overview" ADD_DATE="1482110286" LAST_MODIFIED="1482110314" LAST_CHARSET="UTF-8"&gt;Namenode&lt;/A&gt;</text:p>
      <text:p text:style-name="P163"><text:s text:c="12"/>&lt;DD&gt;</text:p>
      <text:p text:style-name="P163"><text:s text:c="12"/>&lt;DT&gt;&lt;A HREF="http://localhost:8088/cluster" ADD_DATE="1482110424" LAST_MODIFIED="1482110449" LAST_CHARSET="UTF-8"&gt;Resource Manager&lt;/A&gt;</text:p>
      <text:p text:style-name="P163"><text:s text:c="12"/>&lt;DD&gt;</text:p>
      <text:p text:style-name="P163"><text:s text:c="8"/>&lt;/DL&gt;&lt;p&gt;</text:p>
      <text:p text:style-name="P163"><text:s text:c="8"/>&lt;DT&gt;&lt;H3 ADD_DATE="1482189296" LAST_MODIFIED="1482283836"&gt;Maven&lt;/H3&gt;</text:p>
      <text:p text:style-name="P163"><text:s text:c="8"/>&lt;DL&gt;&lt;p&gt;</text:p>
      <text:p text:style-name="P163"><text:s text:c="12"/>&lt;DT&gt;&lt;A HREF="http://search.maven.org/" ADD_DATE="1482189283" LAST_MODIFIED="1482189283" ICON_URI="http://search.maven.org/favicon.ico" ICON="data:image/png;base64,iVBORw0KGgoAAAANSUhEUgAAABAAAAAQCAYAAAAf8/9hAAAAJElEQVQ4jWNgGD7AKH32f1LwqAto4QJWdo7/pOBRF9DCBeQCAPGSddnnrqsNAAAAAElFTkSuQmCC" LAST_CHARSET="windows-1252"&gt;The Central Repository Search Engine&lt;/A&gt;</text:p>
      <text:p text:style-name="P163"><text:s text:c="12"/>&lt;DD&gt;</text:p>
      <text:p text:style-name="P163"><text:soft-page-break/><text:s text:c="12"/>&lt;DT&gt;&lt;A HREF="http://mvnrepository.com/" ADD_DATE="1482189337" LAST_MODIFIED="1482189337" ICON_URI="http://mvnrepository.com/assets/images/7080b8b0f6f48e6fbaffd5f9d85fcc7f-favicon.ico" ICON="data:image/png;base64,iVBORw0KGgoAAAANSUhEUgAAABAAAAAQCAYAAAAf8/9hAAAAZklEQVQ4jWNgoAaQKLn2nxgsWXodBcMNQJcgFsMNOH/z8X9yMFW8D/cCNj4uGkMPsp/Q2eg0NsOwBiJMfNmGXRiGExUL6OIEDcBGw2xftmEXhouwGoCNTwybckBxQqI4KVNsACUAAIrRbK6k+NM9AAAAAElFTkSuQmCC" LAST_CHARSET="UTF-8"&gt;Maven Repository: Search/Browse/Explore&lt;/A&gt;</text:p>
      <text:p text:style-name="P163"><text:s text:c="12"/>&lt;DD&gt;</text:p>
      <text:p text:style-name="P163"><text:s text:c="12"/>&lt;DT&gt;&lt;A HREF="http://findjar.com/index.x" ADD_DATE="1482283833" LAST_MODIFIED="1482283833" ICON_URI="http://findjar.com/favicon.ico" ICON="data:image/png;base64,iVBORw0KGgoAAAANSUhEUgAAABAAAAAQCAYAAAAf8/9hAAACIUlEQVQ4jZWTW0iTARiG/5uugqSgcnTAWnhh2WFNRVuQh8TEw41RmkR2ZEQ3olHhjaIraEhFVBd5F60SoyIWSDedNNfcTJnOwrZ0s7bJzB1s27//f7qQQJkTfe8++N6Hl+8gCEmE5RDz61iflmS9C43mcpi6ANQj9qsRBEGIW8uQAg38eVOaHIK5FtxNQAfQCvGLSNbdxF5vQo7dBLkeyVeF15CVCJEt50D8ALwC6R44KpE/pSE78pHfbyVsVCJN14CnAnk4B/eDtEUgdi24r8C7bWBKB0c++I/C4D5kyx6mOzcTs+aAZRfx7g1YW1RzEHGwEXoLoPcAGFdDXzqM5sHvcojUgbMQnIXIEyX4nioJdm1kqEWZmICJ08i2POIft8P4YQhUg9QIU8fAXwXBGma+FDDWtpZv+h3YdIULIbP99YgDamI9GURMKuToWSL248z2qJj9XsHks0wCfRoi/dmM6NJ42X45MUXcuI5Q13oCj9bge5iC946A67aC6c81iCEt7scZfNWuWmKV1kwk807+vlXiNyiYvJ+K50kuboOGibupRLu38EOXsgTAUQQ/i+ZmMF4Mzkqw58JIDgxng03NmF6RHODt3Ivsr4bgCQjVgr8OPBXwqwwmS8F1BPv1RW5gvpwdWUgzl4BrIDZA9AyETxEwlWBuUi3vH0bbDxJ13QDxFuGhkwy27eeF/uryzP810FzMSKuG583nV2Zcqf4BGNuupfQiumcAAAAASUVORK5CYII=" LAST_CHARSET="UTF-8"&gt;JAR Search - findJAR.com&lt;/A&gt;</text:p>
      <text:p text:style-name="P163"><text:s text:c="12"/>&lt;DD&gt;Search Engine, Java, Class, JAR, Java Archive, Maven, maven2, ibiblio, NoClassDefFoundError, ClassNotFoundException, Java Developers, findJAR, jarFISH, serFISH, free services</text:p>
      <text:p text:style-name="P163"><text:s text:c="8"/>&lt;/DL&gt;&lt;p&gt;</text:p>
      <text:p text:style-name="P163"><text:s text:c="4"/>&lt;/DL&gt;&lt;p&gt;</text:p>
      <text:p text:style-name="P163">&lt;/DL&gt;</text:p>
      <text:p text:style-name="P161">----------------------------------------------------------------------------------------------------</text:p>
      <text:p text:style-name="P5"/>
      <text:p text:style-name="P160">This link has steps for setting up your environment using docker image.</text:p>
      <text:p text:style-name="P5"><text:tab/></text:p>
      <text:p text:style-name="P2">ps – Shows Processess Running</text:p>
      <text:p text:style-name="P3">jps - Shows JavaProcessess Running</text:p>
      <text:p text:style-name="P3"/>
      <text:p text:style-name="P4">Split file in chunks of some size</text:p>
      <text:p text:style-name="P4"><text:tab/>hadoop fs -D dfs.blocksize=1048576 -put ~/roi_datasets/shakespeare.txt /</text:p>
      <text:p text:style-name="P4"><text:tab/></text:p>
      <text:p text:style-name="P4"/>
      <text:p text:style-name="P8">Docker Commands</text:p>
      <text:p text:style-name="P6">do<text:span text:style-name="T1">c</text:span>ker ps</text:p>
      <text:p text:style-name="P7">do<text:span text:style-name="T1">c</text:span>ker ps -<text:span text:style-name="T1">a (All processes)</text:span></text:p>
      <text:p text:style-name="P6">docker images</text:p>
      <text:p text:style-name="P14">docker rm imagename – <text:span text:style-name="T14">This removes the image from the system</text:span></text:p>
      <text:p text:style-name="P14"/>
      <text:p text:style-name="P14"/>
      <text:p text:style-name="P14"/>
      <text:p text:style-name="P15">docker-compose up – Looks for the docker images at current locations <text:span text:style-name="T2">and ???? find tis out</text:span></text:p>
      <text:p text:style-name="P16">docker-compose <text:span text:style-name="T3">down – Brings down the process mentioned in the config file</text:span></text:p>
      <text:p text:style-name="P19">docker-compose scale datanode=4 – scaling up the nodes to some count</text:p>
      <text:p text:style-name="P74"/>
      <text:p text:style-name="P76"><text:soft-page-break/>In real life you would ssh to node machine which would be </text:p>
      <text:p text:style-name="P77"/>
      <text:p text:style-name="P78">These are the parsers.</text:p>
      <text:p text:style-name="P77">serde – Serializer and Deserializer <text:span text:style-name="T22">(Tells you how to read the row from file)</text:span></text:p>
      <text:p text:style-name="P77"/>
      <text:p text:style-name="P75">Node is inside cluster.</text:p>
      <text:p text:style-name="P75"/>
      <text:p text:style-name="P55">Problem and Solution</text:p>
      <text:p text:style-name="P20">Connection error</text:p>
      <text:p text:style-name="P20">Node name was not running</text:p>
      <text:p text:style-name="P20">format-namenode.sh was run which is inside the script.</text:p>
      <text:p text:style-name="P20"><text:s/></text:p>
      <text:list xml:id="list327495805559877411" text:style-name="L1">
        <text:list-item>
          <text:p text:style-name="P146">If you cant start the docker image that mean u earlier removed the image using <text:span text:style-name="T5">docker rm imagename</text:span> command so you need to use following command to bring back the image to your system</text:p>
          <text:h text:style-name="P172" text:outline-level="1">docker run --name bigdata-client --hostname bigdata -p 50070:50070 -p 8088:8088 -p 10020:10020 -p 9042:9042 -p 10000:10000 -p 10001:10001 -p 10002:10002 -v "$HOME:/home" -it joegagliardo/bigdata /etc/bootstrap.sh -bash</text:h>
        </text:list-item>
        <text:list-item>
          <text:p text:style-name="P146"/>
        </text:list-item>
        <text:list-item>
          <text:p text:style-name="P146"/>
        </text:list-item>
      </text:list>
      <text:p text:style-name="P20"/>
      <text:p text:style-name="P9">Hadoop Home page</text:p>
      <text:p text:style-name="P17"><text:a xlink:type="simple" xlink:href="http://localhost:50070/dfshealth.html#tab-overview" text:style-name="Internet_20_link" text:visited-style-name="Visited_20_Internet_20_Link">http://localhost:50070</text:a></text:p>
      <text:p text:style-name="P34">Resource Manager </text:p>
      <text:p text:style-name="P33">http://localhost:8088</text:p>
      <text:p text:style-name="P6"/>
      <text:p text:style-name="P167">http://oozie.apache.org/ – Workflow scheduler</text:p>
      <text:p text:style-name="P167"/>
      <text:p text:style-name="P54">docker start imagename</text:p>
      <text:p text:style-name="P13">docker attach bigdata</text:p>
      <text:p text:style-name="P6"><text:tab/></text:p>
      <text:p text:style-name="P12">ssh</text:p>
      <text:p text:style-name="P12">secure shell</text:p>
      <text:p text:style-name="P12"/>
      <text:p text:style-name="P18">when you run the sh file from its location do it like <text:span text:style-name="T7">./</text:span>.sh file name</text:p>
      <text:p text:style-name="P18"/>
      <text:p text:style-name="P18"/>
      <text:p text:style-name="P21">Data Node: </text:p>
      <text:p text:style-name="P23">Copied from wiki</text:p>
      <text:p text:style-name="P21">A <text:span text:style-name="T4">DataNode</text:span> stores data in the [HadoopFileSystem]. A functional filesystem has more than one <text:span text:style-name="T4">DataNode</text:span>, with data replicated across them. On startup, a <text:span text:style-name="T4">DataNode</text:span> connects to the NameNode; spinning until that service comes up. It then responds to requests from the NameNode for filesystem operations.</text:p>
      <text:p text:style-name="P21"/>
      <text:p text:style-name="P21">Name Node:</text:p>
      <text:p text:style-name="P18"/>
      <text:p text:style-name="P22">HDFS is storage</text:p>
      <text:p text:style-name="P22">yarn is processor <text:span text:style-name="T8">or an engine. Yarn also has configuration file(This line is captured when the trainer said but have no further information on this).</text:span></text:p>
      <text:p text:style-name="P22"/>
      <text:p text:style-name="P24">Sqoop – Moves the data from ANY SQL DATABASE TO DATA FILES</text:p>
      <text:p text:style-name="P24"/>
      <text:p text:style-name="P25"><text:soft-page-break/>External Tables Oracle Concept <text:span text:style-name="T9">where the file is imported into a table for reading. You dont need to have predefined tables for it.</text:span></text:p>
      <text:p text:style-name="P25"/>
      <text:p text:style-name="P10">Processing</text:p>
      <text:p text:style-name="P26"/>
      <text:p text:style-name="P28"><text:span text:style-name="T66">Mapper - </text:span><text:span text:style-name="T65">Calculating, </text:span>Filtering, <text:span text:style-name="T11">Mapping..Generally Light weight...</text:span></text:p>
      <text:p text:style-name="P156"><text:span text:style-name="T67">Combiner</text:span> - <text:s/><text:span text:style-name="T64">For example on the example of Day 4, a note return word along with list of 1s number of times the word has occurred. Combiner basically optimizes this output and changes the output to word and count of that word. This reduces the data that we are passing to shufflers.</text:span></text:p>
      <text:p text:style-name="P157">Cant start reducing until all Mappers <text:span text:style-name="T63">and Shufflers</text:span> are done.</text:p>
      <text:p text:style-name="P164"><text:span text:style-name="T67">PARTITIONER – </text:span><text:span text:style-name="T69">Based on some logic..like alphabets</text:span></text:p>
      <text:p text:style-name="P29"><text:span text:style-name="T67">Shuffl</text:span><text:span text:style-name="T68">er</text:span><text:span text:style-name="T65"> – Moving the data around nodes (Data hashed and moved across)</text:span></text:p>
      <text:p text:style-name="P27">Joining <text:span text:style-name="T10">Grouping </text:span>Sorting – Reducers <text:span text:style-name="T12">(Memory Intensive)</text:span></text:p>
      <text:p text:style-name="P52">Shufflers makes sure </text:p>
      <text:p text:style-name="P53"/>
      <text:p text:style-name="P30">You can change the shufflelers by replacing the DefaultShufflers to Custom Shufflers.</text:p>
      <text:p text:style-name="P30"/>
      <text:p text:style-name="P35">PROGRAMS THAT SHOULD BE RUNNING:</text:p>
      <text:list xml:id="list4961960090843981970" text:style-name="L2">
        <text:list-item>
          <text:p text:style-name="P147">ResourceManager</text:p>
        </text:list-item>
        <text:list-item>
          <text:p text:style-name="P147">SecondaryNameNode</text:p>
        </text:list-item>
        <text:list-item>
          <text:p text:style-name="P147">Jps</text:p>
        </text:list-item>
        <text:list-item>
          <text:p text:style-name="P147">NameNode</text:p>
        </text:list-item>
        <text:list-item>
          <text:p text:style-name="P147">DataNode</text:p>
        </text:list-item>
      </text:list>
      <text:p text:style-name="P30"/>
      <text:p text:style-name="P31">TOOL DOES THE JOB FOR US… NO NEED TO WRITE JAVA CODE</text:p>
      <text:p text:style-name="P31">Spark</text:p>
      <text:p text:style-name="P31"/>
      <text:p text:style-name="P37">SHUT DOWN</text:p>
      <text:p text:style-name="P37">stop-dfs.sh</text:p>
      <text:p text:style-name="P37"/>
      <text:p text:style-name="P37"/>
      <text:p text:style-name="P39">DAY 2</text:p>
      <text:p text:style-name="P38"/>
      <text:p text:style-name="P40">Hive:</text:p>
      <text:p text:style-name="P63">Big Data Technology where you can fetch and write the data using SQL.</text:p>
      <text:p text:style-name="P67">When invalid format is present on the file then it inserts NULL value in the table <text:span text:style-name="T19">but doesnt give you any error</text:span>.</text:p>
      <text:p text:style-name="P67"/>
      <text:p text:style-name="P67">//<text:span text:style-name="T25">You can change the default execution Engine by following command. You dont need to run this command by default</text:span></text:p>
      <text:p text:style-name="P45">set hive.execution.engine=mr;</text:p>
      <text:p text:style-name="P45"/>
      <text:p text:style-name="P50">Storage Engine can be configured as well in cassandra or mongo.</text:p>
      <text:p text:style-name="P51">Cassandra can just do CRUD but no analytics...</text:p>
      <text:p text:style-name="P67"/>
      <text:p text:style-name="P85"><text:span text:style-name="T21">Create table using </text:span>INSERT Script: <text:span text:style-name="T20">Can be used to import sensible data again for example create table MakesSense values select from tableWithNUll values.</text:span></text:p>
      <text:p text:style-name="P67"/>
      <text:p text:style-name="P69">Put files here and then when you query the query reads these files.</text:p>
      <text:p text:style-name="P70">Copy whatever files you want to load in hive using following command</text:p>
      <text:p text:style-name="P43">hadoop fs -put kahipan.txt /user/hive/warehouse/people</text:p>
      <text:p text:style-name="P72"><text:soft-page-break/><text:span text:style-name="T5">dfs</text:span> command runs withing hive shell.</text:p>
      <text:p text:style-name="P72"/>
      <text:p text:style-name="P59">/<text:span text:style-name="T18">user/hive/warehouse/people</text:span></text:p>
      <text:p text:style-name="P58"/>
      <text:p text:style-name="P73">Within shell you can copy the file using following command. So when the table structure is defined in mysql will have the location details.</text:p>
      <text:p text:style-name="P73"/>
      <text:p text:style-name="P44">LOAD DATA LOCAL INPATH '/examples/northwind/CSV/regions' overwrite into table regions;</text:p>
      <text:p text:style-name="P58"/>
      <text:p text:style-name="P58"/>
      <text:p text:style-name="P42">ANIKET NOTES ON HIVE: </text:p>
      <text:list xml:id="list7490038618476139916" text:style-name="L3">
        <text:list-item>
          <text:p text:style-name="P148">Query is submitted to hive.</text:p>
        </text:list-item>
        <text:list-item>
          <text:p text:style-name="P149">Hive internally connects to DB to fetch the metadata.</text:p>
        </text:list-item>
        <text:list-item>
          <text:p text:style-name="P150">This metadata contains instructions to read the hdfs file and parse it.</text:p>
        </text:list-item>
        <text:list-item>
          <text:p text:style-name="P148">Hive wraps the query in java code.</text:p>
        </text:list-item>
        <text:list-item>
          <text:p text:style-name="P148">The jar is submitted to name node.</text:p>
        </text:list-item>
      </text:list>
      <text:p text:style-name="P68"/>
      <text:p text:style-name="P71"/>
      <text:p text:style-name="P83">When asked about how to configure base file path for hive from where it would read the files.</text:p>
      <text:p text:style-name="P80">Managed table</text:p>
      <text:p text:style-name="P81">External Table</text:p>
      <text:p text:style-name="P81"/>
      <text:p text:style-name="P82">Metastore</text:p>
      <text:p text:style-name="P82">show tables;</text:p>
      <text:p text:style-name="P57"/>
      <text:p text:style-name="P123">explode – When you have a list of values <text:span text:style-name="T38">mapped against a single record.</text:span></text:p>
      <text:p text:style-name="P123"/>
      <text:p text:style-name="P84">When you create a table in hive shell, it updates the merastore underlying and updates the sql.</text:p>
      <text:p text:style-name="P56"/>
      <text:p text:style-name="P56"/>
      <text:p text:style-name="P56">TO setup the database</text:p>
      <text:p text:style-name="P56">root@bigdata:/scripts# init-schema-mysql.sh </text:p>
      <text:p text:style-name="P56">mysql</text:p>
      <text:p text:style-name="P56">SHOW DATABASES;</text:p>
      <text:p text:style-name="P56"/>
      <text:p text:style-name="P60">NORTHWIND Database is an online</text:p>
      <text:p text:style-name="P61"><text:a xlink:type="simple" xlink:href="https://github.com/joegagliardo/bigdata-docker" text:style-name="Internet_20_link" text:visited-style-name="Visited_20_Internet_20_Link">https://github.com/joegagliardo/bigdata-docker</text:a></text:p>
      <text:p text:style-name="P61"/>
      <text:p text:style-name="P62">hive</text:p>
      <text:p text:style-name="P62">show tables;</text:p>
      <text:p text:style-name="P138"><text:tab/> when used in the query gives you the file from which the data is read.</text:p>
      <text:p text:style-name="P137">Following command creates a table and populates the data from CSV file. <text:span text:style-name="T15">Note that this is not a table but an illusion of table which you can query using sql but it is not a table.</text:span></text:p>
      <text:p text:style-name="P139">CREATE EXTERNAL TABLE Regions(</text:p>
      <text:p text:style-name="P139">RegionID int,</text:p>
      <text:p text:style-name="P139">RegionName string)</text:p>
      <text:p text:style-name="P139">ROW FORMAT DELIMITED FIELDS TERMINATED BY ','</text:p>
      <text:p text:style-name="P139">LOCATION '/northwind/regions';</text:p>
      <text:p text:style-name="P61"><text:soft-page-break/></text:p>
      <text:p text:style-name="P65">This creates a structure where the data is separated by tabs.</text:p>
      <text:p text:style-name="P64">create table People(id int, firstname string, lastname string) <text:span text:style-name="T17">ROW FORMAT DELIMITED FIELDS TERMINATED BY '</text:span><text:span text:style-name="T16">\t</text:span><text:span text:style-name="T17">'</text:span></text:p>
      <text:p text:style-name="P38"/>
      <text:p text:style-name="P38"/>
      <text:p text:style-name="P86">AVRO Format:</text:p>
      <text:p text:style-name="P87">create table people_avro(id int, first string) <text:span text:style-name="T5">stored as avro;</text:span></text:p>
      <text:p text:style-name="P88"><text:span text:style-name="T5">create table people_avro(id int, first string) stored as </text:span><text:span text:style-name="T6">textfile</text:span>;</text:p>
      <text:p text:style-name="P47">create table people_avro(id int, first string) </text:p>
      <text:p text:style-name="P48">ROW FORMAT SERDE ‘classname’</text:p>
      <text:p text:style-name="P88"><text:span text:style-name="T5">stored as </text:span><text:span text:style-name="T6">textfile</text:span>;</text:p>
      <text:p text:style-name="P92"/>
      <text:p text:style-name="P93">In order to make custom SERDE work you <text:span text:style-name="T23">must</text:span> add the jar file to path…</text:p>
      <text:p text:style-name="P93"/>
      <text:p text:style-name="P92">ADD JAR /usr/local/hive/hcatalog/share/hcatalog/hive-hcatalog-core.jar;</text:p>
      <text:p text:style-name="P91"/>
      <text:p text:style-name="P91">CREATE TABLE territories(</text:p>
      <text:p text:style-name="P91"><text:s text:c="5"/>TerritoryID string,</text:p>
      <text:p text:style-name="P91"><text:s text:c="5"/>TerritoryName string,</text:p>
      <text:p text:style-name="P91"><text:s text:c="5"/>RegionID int)</text:p>
      <text:p text:style-name="P91"><text:s text:c="5"/>ROW FORMAT SERDE 'org.apache.hive.hcatalog.data.JsonSerDe'</text:p>
      <text:p text:style-name="P91"><text:s text:c="5"/>STORED AS TEXTFILE</text:p>
      <text:p text:style-name="P91"><text:s text:c="5"/>LOCATION '/territories';</text:p>
      <text:p text:style-name="P91"/>
      <text:p text:style-name="P100">Function name <text:span text:style-name="T29">used in sql </text:span>may be case sensitive</text:p>
      <text:p text:style-name="P91"/>
      <text:p text:style-name="P99">Performance Improvements Hive</text:p>
      <text:list xml:id="list1711761227006577729" text:style-name="L4">
        <text:list-item>
          <text:p text:style-name="P151">Partitioning Based on Some Properties</text:p>
        </text:list-item>
        <text:list-item>
          <text:p text:style-name="P151">Use Buckets <text:span text:style-name="T28">to store the data</text:span></text:p>
        </text:list-item>
      </text:list>
      <text:p text:style-name="P89"/>
      <text:p text:style-name="P36">Questions: </text:p>
      <text:p text:style-name="P32">Replicating the data across nodes?</text:p>
      <text:p text:style-name="P32">Processing based on worked threads?</text:p>
      <text:p text:style-name="P66">How long is this suppose to take <text:span text:style-name="T13">Mapping/Reducing/Shuffling</text:span>??</text:p>
      <text:p text:style-name="P79">Hive see metadata for a table definition?</text:p>
      <text:p text:style-name="P95"><text:tab/>Go to mysql and connect the the metaphore</text:p>
      <text:p text:style-name="P66"/>
      <text:p text:style-name="P41">Unix Commands</text:p>
      <text:p text:style-name="P65">nano to create a file<text:tab/>.</text:p>
      <text:p text:style-name="P170">cat to read the file</text:p>
      <text:p text:style-name="P171">cat filename | grep searchtext</text:p>
      <text:p text:style-name="P90">less – to see content of the file<text:tab/></text:p>
      <text:p text:style-name="P94">ged<text:span text:style-name="T24">i</text:span>t – Ubuntu Notepad</text:p>
      <text:p text:style-name="P94"/>
      <text:p text:style-name="P46">Cassandra</text:p>
      <text:p text:style-name="P96"><text:span text:style-name="T26">Doesn't</text:span> support group by query.</text:p>
      <text:p text:style-name="P97">Mongo</text:p>
      <text:p text:style-name="P97">Hbase</text:p>
      <text:p text:style-name="P97">Neo4j – <text:span text:style-name="T27">Graphical Data Structured</text:span></text:p>
      <text:p text:style-name="P97"/>
      <text:p text:style-name="P101">DAY 3</text:p>
      <text:p text:style-name="P49">PIG</text:p>
      <text:p text:style-name="P102"><text:soft-page-break/></text:p>
      <text:p text:style-name="P125">PIG for ETL</text:p>
      <text:p text:style-name="P125">Qualitative analytical – Use <text:span text:style-name="T39">Hive</text:span></text:p>
      <text:p text:style-name="P102">PIG Doesnt use Meta Store</text:p>
      <text:p text:style-name="P109">Function names are case Sensitive</text:p>
      <text:p text:style-name="P126">JsonLoader() <text:span text:style-name="T40">to load Json Data</text:span></text:p>
      <text:p text:style-name="P126"/>
      <text:p text:style-name="P136">Spark <text:span text:style-name="T47">shouldnt be used for </text:span>ETL.</text:p>
      <text:p text:style-name="P136"/>
      <text:p text:style-name="P127">load ‘filepath’ using JsonLoader()</text:p>
      <text:p text:style-name="P127"/>
      <text:p text:style-name="P128">In PIG you can simply keep creating the new records based on previous.<text:span text:style-name="T41">d</text:span></text:p>
      <text:p text:style-name="P126"/>
      <text:p text:style-name="P124">Store and Load//Classes in Pig like SerDe</text:p>
      <text:p text:style-name="P103"/>
      <text:p text:style-name="P104">Commands</text:p>
      <text:p text:style-name="P111">pig -x local – <text:span text:style-name="T32">TO get inside pig shell</text:span></text:p>
      <text:p text:style-name="P105">regions = load ‘region.csv’ using PigStorage(‘,)</text:p>
      <text:p text:style-name="P106">regions<text:span text:style-name="T30">2</text:span> = <text:span text:style-name="T30">foreach regions generate UPPER($0, )</text:span></text:p>
      <text:p text:style-name="P107">regions = load ‘region.csv’ using PigStorage(‘,) <text:span text:style-name="T31">as (id,name)//Gives column name to data</text:span></text:p>
      <text:p text:style-name="P108">regions = load ‘region.csv’ using PigStorage(‘,) <text:span text:style-name="T31">as (id:int,name:chararray)//Giving the datatype</text:span></text:p>
      <text:p text:style-name="P113">t1 = load 'territories.<text:span text:style-name="T33">t</text:span>sv' using PigStorage('\t') as (territoryId:int, name:chararray, regionId:int);</text:p>
      <text:p text:style-name="P103">dump regions</text:p>
      <text:p text:style-name="P110">describe regions//describes regions</text:p>
      <text:p text:style-name="P118">foreach</text:p>
      <text:p text:style-name="P129">join</text:p>
      <text:p text:style-name="P130">Flattenning is <text:span text:style-name="T43">a concept</text:span>similar to explode or collapsing</text:p>
      <text:p text:style-name="P118">filter <text:span text:style-name="T42">RECORD by name == ‘Rakesh’</text:span></text:p>
      <text:p text:style-name="P118"><text:span text:style-name="T36">t3 = </text:span>filter t2 by <text:s/><text:span text:style-name="T35">territoryId </text:span>== 1;</text:p>
      <text:p text:style-name="P122">group (grouping <text:s/>by some field)</text:p>
      <text:p text:style-name="P119">store //You can store the output to any file using store command. <text:span text:style-name="T37">You can give separator as well to separate the data.<text:tab/></text:span></text:p>
      <text:p text:style-name="P114">You can save a script in file and then you can run it as follwos:</text:p>
      <text:p text:style-name="P112">pig -x local -<text:span text:style-name="T34">f scirpt path</text:span></text:p>
      <text:p text:style-name="P112"/>
      <text:p text:style-name="P120">You can run the pig without local for that you would need hdfs running.</text:p>
      <text:p text:style-name="P120">You can you pig -f filepath command to get this done.</text:p>
      <text:p text:style-name="P120"/>
      <text:p text:style-name="P121">In Pig {} is not a map/dictionary but a bag of tuples. </text:p>
      <text:p text:style-name="P118"/>
      <text:p text:style-name="P118"/>
      <text:p text:style-name="P112"/>
      <text:p text:style-name="P115">Script can look collection of statements</text:p>
      <text:p text:style-name="P116">------------------------------------------------------------------------------------------</text:p>
      <text:p text:style-name="P117">t1 = load 'territories.tsv' using PigStorage('\t') as (territoryId:int, name:chararray, regionId:int);</text:p>
      <text:p text:style-name="P117">t2 = foreach t1 generate UPPER(name);</text:p>
      <text:p text:style-name="P117">dump t2;</text:p>
      <text:p text:style-name="P115">------------------------------------------------------------------------------------------</text:p>
      <text:p text:style-name="P102"/>
      <text:p text:style-name="P11">SPARK</text:p>
      <text:p text:style-name="P101"/>
      <text:p text:style-name="P131">the main difference between Hadoop and Spark is that Hadoop spends good amount of time in reading the data <text:span text:style-name="T44">which is already split and writes it.</text:span></text:p>
      <text:p text:style-name="P132"><text:soft-page-break/>Spark keeps it in Memory.</text:p>
      <text:p text:style-name="P133">Spark might be more resource <text:span text:style-name="T45">intensive</text:span> and <text:span text:style-name="T46">may need </text:span>more node <text:span text:style-name="T46">but can process faster</text:span>.</text:p>
      <text:p text:style-name="P133"/>
      <text:p text:style-name="P169">spark-submit –class <text:span text:style-name="T5">$fully qualified Main class name</text:span> Jar path input output ….</text:p>
      <text:p text:style-name="P169">spark-submit –class <text:span text:style-name="T5">com.big.Main</text:span> path/jar.jar /shakespseare.txt /OutputFolder ….</text:p>
      <text:p text:style-name="P169"/>
      <text:p text:style-name="P134">Start python by running python then paste following as it is and press enter</text:p>
      <text:p text:style-name="P134">--------------------------------------------------------------</text:p>
      <text:p text:style-name="P134">import platform</text:p>
      <text:p text:style-name="P134">import findspark</text:p>
      <text:p text:style-name="P134">findspark.init()</text:p>
      <text:p text:style-name="P134">from pyspark import SparkConf, SparkContext</text:p>
      <text:p text:style-name="P134">from pyspark.sql import SQLContext</text:p>
      <text:p text:style-name="P134">from pyspark.sql.types import *</text:p>
      <text:p text:style-name="P134">conf = SparkConf().setAppName("spark-text").setMaster("local")</text:p>
      <text:p text:style-name="P134">sc = SparkContext(conf=conf)</text:p>
      <text:p text:style-name="P134">spark = SQLContext(sc)</text:p>
      <text:p text:style-name="P134">sc.setLogLevel("ERROR")</text:p>
      <text:p text:style-name="P134">--------------------------------------------------------------</text:p>
      <text:p text:style-name="P134">This will set up your environment. All the other examples on Internet start after this.</text:p>
      <text:p text:style-name="P134"/>
      <text:p text:style-name="P135">Spark can talk to any RDBMS / NOSQL Database and can write it to any thing in any files…</text:p>
      <text:p text:style-name="P135"/>
      <text:p text:style-name="P135"/>
      <text:p text:style-name="P153">DAY 4</text:p>
      <text:p text:style-name="P153"/>
      <text:p text:style-name="P154">~/roi_hadoop_wordcount/wordcount.sh</text:p>
      <text:p text:style-name="P154">Runnin this file will submit the jar file to hadoop and will give store the output file which talks about which word has appeared how many times..</text:p>
      <text:p text:style-name="P154"/>
      <text:p text:style-name="P155">Mapper </text:p>
      <text:p text:style-name="P155">-------------------------------------------------------------------</text:p>
      <text:p text:style-name="P174">/**</text:p>
      <text:p text:style-name="P186"><text:s/><text:span text:style-name="T49">* </text:span></text:p>
      <text:p text:style-name="P186"><text:s/><text:span text:style-name="T49">*/</text:span></text:p>
      <text:p text:style-name="P189"><text:span text:style-name="T50">package </text:span>com.roi.hadoop.wordcount<text:span text:style-name="T50">;</text:span></text:p>
      <text:p text:style-name="P187">/**</text:p>
      <text:p text:style-name="P188"><text:span text:style-name="T52"><text:s/></text:span><text:span text:style-name="T53">* </text:span><text:span text:style-name="T54">@author </text:span><text:span text:style-name="T53">student</text:span></text:p>
      <text:p text:style-name="P186"><text:s/><text:span text:style-name="T49">*</text:span></text:p>
      <text:p text:style-name="P186"><text:s/><text:span text:style-name="T49">*/</text:span></text:p>
      <text:p text:style-name="P189"><text:span text:style-name="T50">import </text:span>java.io.IOException<text:span text:style-name="T50">;</text:span></text:p>
      <text:p text:style-name="P189"><text:span text:style-name="T50">import </text:span>java.util.regex.Pattern<text:span text:style-name="T50">;</text:span></text:p>
      <text:p text:style-name="P189"><text:span text:style-name="T50">import </text:span>org.apache.hadoop.io.IntWritable<text:span text:style-name="T50">;</text:span></text:p>
      <text:p text:style-name="P189"><text:span text:style-name="T50">import </text:span>org.apache.hadoop.io.Text<text:span text:style-name="T50">;</text:span></text:p>
      <text:p text:style-name="P189"><text:span text:style-name="T50">import </text:span>org.apache.hadoop.mapreduce.Mapper<text:span text:style-name="T50">;</text:span></text:p>
      <text:p text:style-name="P189"><text:span text:style-name="T50">public class </text:span>WordMapper <text:span text:style-name="T50">extends </text:span>Mapper&lt;Object<text:span text:style-name="T50">, </text:span>Text<text:span text:style-name="T50">, </text:span>Text<text:span text:style-name="T50">, </text:span>IntWritable&gt; {</text:p>
      <text:p text:style-name="P188"><text:s text:c="3"/><text:span text:style-name="T51">private final static </text:span><text:span text:style-name="T48">IntWritable </text:span><text:span text:style-name="T55">ONE </text:span><text:span text:style-name="T48">= </text:span><text:span text:style-name="T51">new </text:span><text:span text:style-name="T48">IntWritable(</text:span><text:span text:style-name="T56">1</text:span><text:span text:style-name="T48">)</text:span><text:span text:style-name="T51">;</text:span></text:p>
      <text:p text:style-name="P188"><text:span text:style-name="T50"><text:s text:c="3"/></text:span><text:span text:style-name="T51">private final static </text:span><text:span text:style-name="T48">Pattern </text:span><text:span text:style-name="T55">NON_LETTERS </text:span><text:span text:style-name="T48">= Pattern.</text:span><text:span text:style-name="T49">compile</text:span><text:span text:style-name="T48">(</text:span><text:span text:style-name="T58">"[^a-zA-Z]"</text:span><text:span text:style-name="T48">)</text:span><text:span text:style-name="T51">;</text:span></text:p>
      <text:p text:style-name="P188"><text:span text:style-name="T50"><text:s text:c="3"/></text:span><text:span text:style-name="T51">private final static </text:span><text:span text:style-name="T48">String </text:span><text:span text:style-name="T55">SPACE </text:span><text:span text:style-name="T48">= </text:span><text:span text:style-name="T58">" "</text:span><text:span text:style-name="T51">;</text:span></text:p>
      <text:p text:style-name="P188"><text:span text:style-name="T50"><text:s text:c="3"/></text:span><text:span text:style-name="T51">private final static </text:span><text:span text:style-name="T48">String </text:span><text:span text:style-name="T55">SPACES </text:span><text:span text:style-name="T48">= </text:span><text:span text:style-name="T58">" +"</text:span><text:span text:style-name="T51">;</text:span></text:p>
      <text:p text:style-name="P188"><text:span text:style-name="T50"><text:s text:c="3"/></text:span><text:span text:style-name="T51">public static </text:span><text:span text:style-name="T48">String[] </text:span><text:span text:style-name="T59">findWords</text:span><text:span text:style-name="T48">(String line) {</text:span></text:p>
      <text:p text:style-name="P188"><text:soft-page-break/><text:s text:c="6"/><text:span text:style-name="T48">line = </text:span><text:span text:style-name="T55">NON_LETTERS</text:span><text:span text:style-name="T48">.matcher(line).replaceAll(</text:span><text:span text:style-name="T55">SPACE</text:span><text:span text:style-name="T48">)</text:span><text:span text:style-name="T51">;</text:span></text:p>
      <text:p text:style-name="P188"><text:span text:style-name="T50"><text:s text:c="6"/></text:span><text:span text:style-name="T51">return </text:span><text:span text:style-name="T48">line.split(</text:span><text:span text:style-name="T55">SPACES</text:span><text:span text:style-name="T48">)</text:span><text:span text:style-name="T51">;</text:span></text:p>
      <text:p text:style-name="P188"><text:span text:style-name="T50"><text:s text:c="3"/></text:span><text:span text:style-name="T48">}</text:span></text:p>
      <text:p text:style-name="P188"><text:s text:c="3"/><text:span text:style-name="T51">public void </text:span><text:span text:style-name="T59">map</text:span><text:span text:style-name="T48">(Object ignoredKey</text:span><text:span text:style-name="T51">, </text:span><text:span text:style-name="T48">Text value</text:span><text:span text:style-name="T51">, </text:span><text:span text:style-name="T48">Context context)</text:span></text:p>
      <text:p text:style-name="P188"><text:s text:c="9"/><text:span text:style-name="T51">throws </text:span><text:span text:style-name="T48">IOException</text:span><text:span text:style-name="T51">, </text:span><text:span text:style-name="T48">InterruptedException {</text:span></text:p>
      <text:p text:style-name="P188"><text:s text:c="6"/><text:span text:style-name="T48">String[] words = </text:span><text:span text:style-name="T49">findWords</text:span><text:span text:style-name="T48">(value.toString())</text:span><text:span text:style-name="T51">;</text:span></text:p>
      <text:p text:style-name="P188"><text:span text:style-name="T50"><text:s text:c="6"/></text:span><text:span text:style-name="T51">for </text:span><text:span text:style-name="T48">(String word : words) {</text:span></text:p>
      <text:p text:style-name="P188"><text:s text:c="9"/><text:span text:style-name="T48">context.write(</text:span><text:span text:style-name="T51">new </text:span><text:span text:style-name="T48">Text(word)</text:span><text:span text:style-name="T51">, </text:span><text:span text:style-name="T55">ONE</text:span><text:span text:style-name="T48">)</text:span><text:span text:style-name="T51">;</text:span></text:p>
      <text:p text:style-name="P188"><text:span text:style-name="T50"><text:s text:c="6"/></text:span><text:span text:style-name="T48">}</text:span></text:p>
      <text:p text:style-name="P188"><text:s text:c="3"/><text:span text:style-name="T48">}</text:span></text:p>
      <text:p text:style-name="P185">}</text:p>
      <text:p text:style-name="P155">-------------------------------------------------------------------</text:p>
      <text:p text:style-name="P175">The Mapper class has four generic parameters Key In And Value In</text:p>
      <text:p text:style-name="P175">Key Out and Value Out.</text:p>
      <text:p text:style-name="P175"/>
      <text:p text:style-name="P181">In case you want an output of the mapper multiple fields instead of just IntWritable you can create your own class which would have the fields you want which you would populate in Mapper and that class should implement</text:p>
      <text:p text:style-name="P183">Writable. <text:span text:style-name="T72">This class can further implement </text:span>Comparable <text:span text:style-name="T73">in case you want to use this in the upcoming processes like Reducer.</text:span></text:p>
      <text:p text:style-name="P181"/>
      <text:p text:style-name="P175"/>
      <text:p text:style-name="P176">Reducers</text:p>
      <text:p text:style-name="P177">This code happens after shuffling has happened</text:p>
      <text:p text:style-name="P178">Sample Data</text:p>
      <text:p text:style-name="P178">TO – [1,1,1,1,1]</text:p>
      <text:p text:style-name="P178">BE – [1,3,1,2,1]--It would only be 1 1 1 here because Mapper writes it in that way.</text:p>
      <text:p text:style-name="P176"/>
      <text:p text:style-name="P176"/>
      <text:p text:style-name="P184"/>
      <text:p text:style-name="P190"><text:span text:style-name="T50">import </text:span><text:span text:style-name="T62">java.io.IOException;</text:span></text:p>
      <text:p text:style-name="P189"><text:span text:style-name="T50">import</text:span><text:span text:style-name="T62"> org</text:span>.apache.hadoop.io.IntWritable<text:span text:style-name="T50">;</text:span></text:p>
      <text:p text:style-name="P189"><text:span text:style-name="T50">import </text:span>org.apache.hadoop.io.Text<text:span text:style-name="T50">;</text:span></text:p>
      <text:p text:style-name="P189"><text:span text:style-name="T50">import </text:span>org.apache.hadoop.mapreduce.Reducer<text:span text:style-name="T50">;</text:span></text:p>
      <text:p text:style-name="P189"><text:span text:style-name="T50">public class </text:span>CountReducer <text:span text:style-name="T50">extends </text:span>Reducer&lt;Text<text:span text:style-name="T50">, </text:span>IntWritable<text:span text:style-name="T50">, </text:span>Text<text:span text:style-name="T50">, </text:span>IntWritable&gt; {</text:p>
      <text:p text:style-name="P188"><text:s text:c="3"/><text:span text:style-name="T61">@Override</text:span></text:p>
      <text:p text:style-name="P188"><text:span text:style-name="T60"><text:s text:c="3"/></text:span><text:span text:style-name="T51">public void </text:span><text:span text:style-name="T59">reduce</text:span><text:span text:style-name="T48">(Text key</text:span><text:span text:style-name="T51">, </text:span><text:span text:style-name="T48">Iterable&lt;IntWritable&gt; values</text:span><text:span text:style-name="T51">, </text:span><text:span text:style-name="T48">Context context)</text:span></text:p>
      <text:p text:style-name="P188"><text:s text:c="9"/><text:span text:style-name="T51">throws </text:span><text:span text:style-name="T48">IOException</text:span><text:span text:style-name="T51">, </text:span><text:span text:style-name="T48">InterruptedException {</text:span></text:p>
      <text:p text:style-name="P188"><text:s text:c="6"/><text:span text:style-name="T51">int </text:span><text:span text:style-name="T48">sum = </text:span><text:span text:style-name="T56">0</text:span><text:span text:style-name="T51">;</text:span></text:p>
      <text:p text:style-name="P188"><text:span text:style-name="T50"><text:s text:c="6"/></text:span><text:span text:style-name="T51">for </text:span><text:span text:style-name="T48">(IntWritable val : values) {</text:span></text:p>
      <text:p text:style-name="P188"><text:s text:c="9"/><text:span text:style-name="T48">sum += val.get()</text:span><text:span text:style-name="T51">;</text:span></text:p>
      <text:p text:style-name="P188"><text:span text:style-name="T50"><text:s text:c="6"/></text:span><text:span text:style-name="T48">}</text:span></text:p>
      <text:p text:style-name="P188"><text:s text:c="6"/><text:span text:style-name="T48">IntWritable result = </text:span><text:span text:style-name="T51">new </text:span><text:span text:style-name="T48">IntWritable(sum)</text:span><text:span text:style-name="T51">;</text:span></text:p>
      <text:p text:style-name="P188"><text:span text:style-name="T50"><text:s text:c="6"/></text:span><text:span text:style-name="T48">context.write(key</text:span><text:span text:style-name="T51">, </text:span><text:span text:style-name="T48">result)</text:span><text:span text:style-name="T51">;</text:span></text:p>
      <text:p text:style-name="P188"><text:span text:style-name="T50"><text:s text:c="3"/></text:span><text:span text:style-name="T48">}</text:span></text:p>
      <text:p text:style-name="P185">}</text:p>
      <text:p text:style-name="P176"/>
      <text:p text:style-name="P179">In case you need some paramters to be avaiable for your mapping or processing then you can configure it in Context.</text:p>
      <text:p text:style-name="P182"><text:soft-page-break/>Configuration conf = <text:span text:style-name="T50">new </text:span>Configuration()<text:span text:style-name="T50">;</text:span></text:p>
      <text:p text:style-name="P182">conf.setStrings(<text:span text:style-name="T57">"searchTerms"</text:span><text:span text:style-name="T50">, </text:span>searchTerms)<text:span text:style-name="T50">;</text:span></text:p>
      <text:p text:style-name="P179"/>
      <text:p text:style-name="P179"/>
      <text:p text:style-name="P179">You can fetch it back in your Mapper or reducers.</text:p>
      <text:p text:style-name="P182">context.getConfiguration().getStrings(<text:span text:style-name="T57">"searchTerms"</text:span>)<text:span text:style-name="T50">;</text:span></text:p>
      <text:p text:style-name="P179"/>
      <text:p text:style-name="P180">You get Context in Mapper,<text:span text:style-name="T70">Reduc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master-page-name="">
      <loext:graphic-properties draw:fill-image-width="0in" draw:fill-image-height="0in"/>
      <style:paragraph-properties style:page-number="auto" fo:break-before="page" style:shadow="none" text:number-lines="false" text:line-number="0">
        <style:tab-stops>
          <style:tab-stop style:position="3.4626in" style:type="center"/>
          <style:tab-stop style:position="6.9252in" style:type="right"/>
        </style:tab-stops>
      </style:paragraph-properties>
      <style:text-properties fo:background-color="transparen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style:shadow="none" fo:background-color="transparent" style:dynamic-spacing="false" draw:fill="none" draw:fill-color="#729fcf" draw:fill-image-width="0in" draw:fill-image-height="0in"/>
      </style:footer-style>
    </style:page-layout>
    <style:page-layout style:name="Mpm2">
      <style:page-layout-properties fo:page-width="8.5in" fo:page-height="11in" style:num-format="1" style:print-orientation="portrait" fo:margin-top="0.3937in" fo:margin-bottom="0.3937in" fo:margin-left="0.7874in" fo:margin-right="0.3937in" fo:background-color="transparent" style:writing-mode="lr-tb"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tab/></text:p>
      </style:header>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13T04:29:02.465558048</meta:creation-date>
    <dc:date>2017-11-16T13:55:57.349273983</dc:date>
    <meta:editing-duration>PT21H10M36S</meta:editing-duration>
    <meta:editing-cycles>248</meta:editing-cycles>
    <meta:generator>LibreOffice/5.1.6.2$Linux_X86_64 LibreOffice_project/10m0$Build-2</meta:generator>
    <meta:document-statistic meta:table-count="0" meta:image-count="0" meta:object-count="0" meta:page-count="18" meta:paragraph-count="389" meta:word-count="2243" meta:character-count="40692" meta:non-whitespace-character-count="38081"/>
  </office:meta>
</office:document-meta>
</file>